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14" style:family="table-column">
      <style:table-column-properties fo:break-before="auto" style:column-width="24.31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23.2mm"/>
    </style:style>
    <style:style style:name="co32" style:family="table-column">
      <style:table-column-properties fo:break-before="auto" style:column-width="16.47mm"/>
    </style:style>
    <style:style style:name="co17" style:family="table-column">
      <style:table-column-properties fo:break-before="auto" style:column-width="20.67mm"/>
    </style:style>
    <style:style style:name="co9" style:family="table-column">
      <style:table-column-properties fo:break-before="auto" style:column-width="21.52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12" style:family="table-column">
      <style:table-column-properties fo:break-before="auto" style:column-width="22.35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0.39mm"/>
    </style:style>
    <style:style style:name="co16" style:family="table-column">
      <style:table-column-properties fo:break-before="auto" style:column-width="20.96mm"/>
    </style:style>
    <style:style style:name="co43" style:family="table-column">
      <style:table-column-properties fo:break-before="auto" style:column-width="35.79mm"/>
    </style:style>
    <style:style style:name="co46" style:family="table-column">
      <style:table-column-properties fo:break-before="auto" style:column-width="47.11mm"/>
    </style:style>
    <style:style style:name="co47" style:family="table-column">
      <style:table-column-properties fo:break-before="auto" style:column-width="15.08mm"/>
    </style:style>
    <style:style style:name="co48" style:family="table-column">
      <style:table-column-properties fo:break-before="auto" style:column-width="24.59mm"/>
    </style:style>
    <style:style style:name="co49" style:family="table-column">
      <style:table-column-properties fo:break-before="auto" style:column-width="19mm"/>
    </style:style>
    <style:style style:name="co50" style:family="table-column">
      <style:table-column-properties fo:break-before="auto" style:column-width="26.55mm"/>
    </style:style>
    <style:style style:name="co51" style:family="table-column">
      <style:table-column-properties fo:break-before="auto" style:column-width="18.71mm"/>
    </style:style>
    <style:style style:name="co52" style:family="table-column">
      <style:table-column-properties fo:break-before="auto" style:column-width="26.26mm"/>
    </style:style>
    <style:style style:name="co53" style:family="table-column">
      <style:table-column-properties fo:break-before="auto" style:column-width="17.04mm"/>
    </style:style>
    <style:style style:name="co54" style:family="table-column">
      <style:table-column-properties fo:break-before="auto" style:column-width="33.27mm"/>
    </style:style>
    <style:style style:name="co55" style:family="table-column">
      <style:table-column-properties fo:break-before="auto" style:column-width="14.25mm"/>
    </style:style>
    <style:style style:name="co56" style:family="table-column">
      <style:table-column-properties fo:break-before="auto" style:column-width="28.22mm"/>
    </style:style>
    <style:style style:name="co57" style:family="table-column">
      <style:table-column-properties fo:break-before="auto" style:column-width="27.11mm"/>
    </style:style>
    <style:style style:name="co58" style:family="table-column">
      <style:table-column-properties fo:break-before="auto" style:column-width="25.72mm"/>
    </style:style>
    <style:style style:name="co59" style:family="table-column">
      <style:table-column-properties fo:break-before="auto" style:column-width="27.68mm"/>
    </style:style>
    <style:style style:name="co60" style:family="table-column">
      <style:table-column-properties fo:break-before="auto" style:column-width="19.56mm"/>
    </style:style>
    <style:style style:name="co61" style:family="table-column">
      <style:table-column-properties fo:break-before="auto" style:column-width="17.6mm"/>
    </style:style>
    <style:style style:name="co62" style:family="table-column">
      <style:table-column-properties fo:break-before="auto" style:column-width="21.8mm"/>
    </style:style>
    <style:style style:name="ro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3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 fo:font-style="normal" style:font-style-asian="normal" style:font-style-complex="normal"/>
    </style:style>
    <style:style style:name="ce160" style:family="table-cell" style:parent-style-name="Default">
      <style:text-properties style:font-name="Ubuntu"/>
    </style:style>
    <style:style style:name="ce16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16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170" style:family="table-cell" style:parent-style-name="Default" style:data-style-name="N10112">
      <style:table-cell-properties fo:padding="0.71mm"/>
      <style:text-properties style:font-name="Ubuntu"/>
    </style:style>
    <style:style style:name="ce2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2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89" style:family="table-cell" style:parent-style-name="Default">
      <style:table-cell-properties fo:padding="0.71mm"/>
      <style:text-properties style:font-name="Ubuntu"/>
    </style:style>
    <style:style style:name="ce1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2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55" style:family="table-cell" style:parent-style-name="Default" style:data-style-name="N11">
      <style:table-cell-properties fo:padding="0.71mm"/>
      <style:text-properties style:font-name="Ubuntu"/>
    </style:style>
    <style:style style:name="ce570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 fo:font-weight="normal" style:font-weight-asian="normal" style:font-weight-complex="normal"/>
    </style:style>
    <style:style style:name="ce79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0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04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5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09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10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811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12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814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114">
      <style:table-cell-properties fo:padding="0.71mm"/>
      <style:text-properties style:font-name="Ubuntu"/>
    </style:style>
    <style:style style:name="ce816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18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2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85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56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6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8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48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357" style:family="table-cell" style:parent-style-name="Default" style:data-style-name="N4">
      <style:table-cell-properties fo:padding="0.71mm"/>
      <style:text-properties style:font-name="Ubuntu"/>
    </style:style>
    <style:style style:name="ce16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169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 style:data-style-name="N10112">
      <style:table-cell-properties fo:padding="0.71mm"/>
      <style:text-properties style:font-name="Ubuntu"/>
    </style:style>
    <style:style style:name="ce171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172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173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174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175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178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179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18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185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7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188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189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1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93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94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195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196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197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198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199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200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01" style:family="table-cell" style:parent-style-name="Default">
      <style:table-cell-properties fo:background-color="#ffdbb6"/>
      <style:text-properties style:font-name="Ubuntu"/>
    </style:style>
    <style:style style:name="ce202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2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09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10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40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 fo:font-style="normal" style:font-style-asian="normal" style:font-style-complex="normal"/>
    </style:style>
    <style:style style:name="ce4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4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0112">
      <style:table-cell-properties fo:padding="0.71mm"/>
      <style:text-properties fo:color="#2a6099" style:font-name="Ubuntu"/>
    </style:style>
    <style:style style:name="ce4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13" style:family="table-cell" style:parent-style-name="Default">
      <style:text-properties fo:color="#2a6099" style:font-name="Ubuntu"/>
    </style:style>
    <style:style style:name="ce4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fo:padding="0.71mm"/>
      <style:text-properties fo:color="#2a6099" style:font-name="Ubuntu"/>
    </style:style>
    <style:style style:name="ce4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 style:data-style-name="N2">
      <style:table-cell-properties fo:padding="0.71mm"/>
      <style:text-properties style:font-name="Ubuntu"/>
    </style:style>
    <style:style style:name="ce4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4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28" style:family="table-cell" style:parent-style-name="Default">
      <style:table-cell-properties fo:padding="0.71mm"/>
      <style:text-properties fo:color="#2a6099" style:font-name="Ubuntu"/>
    </style:style>
    <style:style style:name="ce4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43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4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64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6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8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65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655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796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79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6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6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6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70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71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72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9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95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96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0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0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908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91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17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919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0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1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2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7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71m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6" table:default-cell-style-name="ce241"/>
        <table:table-column table:style-name="co2" table:default-cell-style-name="ce241"/>
        <table:table-column table:style-name="co3" table:default-cell-style-name="ce241"/>
        <table:table-column table:style-name="co47" table:default-cell-style-name="ce241"/>
        <table:table-column table:style-name="co48" table:default-cell-style-name="ce241"/>
        <table:table-column table:style-name="co49" table:default-cell-style-name="ce241"/>
        <table:table-column table:style-name="co7" table:default-cell-style-name="ce241"/>
        <table:table-column table:style-name="co50" table:default-cell-style-name="ce241"/>
        <table:table-column table:style-name="co9" table:default-cell-style-name="ce241"/>
        <table:table-column table:style-name="co51" table:default-cell-style-name="ce241"/>
        <table:table-column table:style-name="co11" table:default-cell-style-name="ce241"/>
        <table:table-column table:style-name="co12" table:default-cell-style-name="ce241"/>
        <table:table-column table:style-name="co52" table:default-cell-style-name="ce241"/>
        <table:table-column table:style-name="co14" table:default-cell-style-name="ce241"/>
        <table:table-column table:style-name="co15" table:number-columns-repeated="50" table:default-cell-style-name="ce353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1-29" calcext:value-type="date">
            <text:p>November</text:p>
          </table:table-cell>
          <table:table-cell table:style-name="ce837"/>
          <table:table-cell table:style-name="ce830" table:number-columns-repeated="2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62190.95" calcext:value-type="float">
            <text:p>62190.95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0" calcext:value-type="float">
            <text:p>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0" calcext:value-type="float">
            <text:p>0.00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0" calcext:value-type="float">
            <text:p>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92.68" calcext:value-type="float">
            <text:p>2192.6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918595" calcext:value-type="float">
            <text:p>1.92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0" calcext:value-type="float">
            <text:p>0.0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490.21" calcext:value-type="float">
            <text:p>-490.21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6978.46" calcext:value-type="float">
            <text:p>76978.46</text:p>
          </table:table-cell>
          <table:table-cell table:style-name="ce709"/>
          <table:table-cell table:style-name="ce720" table:formula="of:=SUM([.D2:.D11])" office:value-type="float" office:value="16.9681933333333" calcext:value-type="float">
            <text:p>16.97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53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026451337166267" calcext:value-type="percentage">
            <text:p>0.26%</text:p>
          </table:table-cell>
          <table:table-cell table:style-name="ce841" table:formula="of:=([.D13]*12)" office:value-type="float" office:value="203.61832" calcext:value-type="float">
            <text:p>£203.62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0296612087257699" calcext:value-type="percentage">
            <text:p>0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9453313034834" calcext:value-type="percentage">
            <text:p>49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91900579600009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20.66819333333" calcext:value-type="float">
            <text:p>5,720.67</text:p>
          </table:table-cell>
          <table:table-cell table:style-name="ce842" table:formula="of:=[.C19]/[.E$19]" office:value-type="percentage" office:value="0.0156799864925802" calcext:value-type="percentage">
            <text:p>2%</text:p>
          </table:table-cell>
          <table:table-cell table:style-name="ce849" table:formula="of:=[.E19]*12" office:value-type="float" office:value="68648.01832" calcext:value-type="float">
            <text:p>£68,648</text:p>
          </table:table-cell>
          <table:table-cell table:style-name="ce855" table:formula="of:=[.G19]/52" office:value-type="float" office:value="1320.15419846154" calcext:value-type="float">
            <text:p>£1,320.15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table:formula="of:=68750+850" office:value-type="float" office:value="69600" calcext:value-type="float">
            <text:p>696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9609509310596" calcext:value-type="percentage">
            <text:p>34.96%</text:p>
          </table:table-cell>
          <table:table-cell table:style-name="ce836"/>
          <table:table-cell table:style-name="ce829"/>
          <table:table-cell table:style-name="ce855" table:formula="of:=[.G19]/365" office:value-type="float" office:value="188.076762520548" calcext:value-type="float">
            <text:p>£188.08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00" calcext:value-type="float">
            <text:p>22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7011886638245" calcext:value-type="percentage">
            <text:p>4.37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763" calcext:value-type="float">
            <text:p>763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14054088779412" calcext:value-type="percentage">
            <text:p>8.14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250" calcext:value-type="float">
            <text:p>125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5*220)" office:value-type="float" office:value="150" calcext:value-type="float">
            <text:p>150</text:p>
          </table:table-cell>
          <table:table-cell table:style-name="ce836" table:formula="of:=[.C27]/[.$E$19]" office:value-type="percentage" office:value="0.166763735941154" calcext:value-type="percentage">
            <text:p>16.68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600" calcext:value-type="float">
            <text:p>6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9609509310596" calcext:value-type="percentage">
            <text:p>3.5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9]/[.$E$19]" office:value-type="percentage" office:value="0.0349609509310596" calcext:value-type="percentage">
            <text:p>3.5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50" calcext:value-type="float">
            <text:p>25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74804754655298" calcext:value-type="percentage">
            <text:p>1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90" calcext:value-type="float">
            <text:p>19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49609509310596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number-columns-repeated="2"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54492362103775" calcext:value-type="percentage">
            <text:p>4.54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34.26" calcext:value-type="float">
            <text:p>34.26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3]/[.$E$19]" office:value-type="percentage" office:value="0.0251736327179095" calcext:value-type="percentage">
            <text:p>2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480713075302069" calcext:value-type="percentage">
            <text:p>4.81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11+10+5+7+6+11+8.5+40" office:value-type="float" office:value="98.5" calcext:value-type="float">
            <text:p>98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232.3" calcext:value-type="float">
            <text:p>-232.3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number-columns-repeated="2"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37011886638245" calcext:value-type="percentage">
            <text:p>0.44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24414263965894" calcext:value-type="percentage">
            <text:p>5.24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87402377327649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10" calcext:value-type="float">
            <text:p>-1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24414263965894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24414263965894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74804754655298" calcext:value-type="percentage">
            <text:p>1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399.996666666667" calcext:value-type="float">
            <text:p>4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150" calcext:value-type="float">
            <text:p>15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83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04882852793179" calcext:value-type="percentage">
            <text:p>1.0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357"/>
          <table:table-cell table:number-columns-repeated="2"/>
          <table:table-cell table:style-name="ce357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3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8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361"/>
        <table:table-column table:style-name="co15" table:number-columns-repeated="4" table:default-cell-style-name="ce353"/>
        <table:table-column table:style-name="co17" table:default-cell-style-name="ce241"/>
        <table:table-column table:style-name="co14" table:default-cell-style-name="ce241"/>
        <table:table-column table:style-name="co15" table:number-columns-repeated="57" table:default-cell-style-name="ce353"/>
        <table:table-row table:style-name="ro1">
          <table:table-cell table:style-name="ce165" office:value-type="string" calcext:value-type="string">
            <text:p>Capital One</text:p>
          </table:table-cell>
          <table:table-cell table:style-name="ce171" table:number-columns-repeated="2"/>
          <table:table-cell table:style-name="ce171" office:value-type="float" office:value="-342.35" calcext:value-type="float">
            <text:p>-342.35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6"/>
          <table:table-cell table:style-name="ce172" office:value-type="float" office:value="54.53" calcext:value-type="float">
            <text:p>54.53</text:p>
          </table:table-cell>
          <table:table-cell table:style-name="ce174"/>
          <table:table-cell table:style-name="ce172" table:formula="of:=[.D1]-[.B2]+[.C2]" office:value-type="float" office:value="-396.88" calcext:value-type="float">
            <text:p>-396.88</text:p>
          </table:table-cell>
          <table:table-cell table:style-name="ce172"/>
          <table:table-cell table:style-name="ce180" office:value-type="string" calcext:value-type="string">
            <text:p>No.:</text:p>
          </table:table-cell>
          <table:table-cell table:style-name="ce186" office:value-type="string" calcext:value-type="string">
            <text:p>5312 0088 4657 1573</text:p>
          </table:table-cell>
          <table:table-cell table:style-name="ce180"/>
          <table:table-cell table:style-name="ce203"/>
          <table:table-cell/>
          <table:table-cell table:style-name="ce361"/>
          <table:table-cell table:number-columns-repeated="53"/>
        </table:table-row>
        <table:table-row table:style-name="ro1">
          <table:table-cell table:style-name="ce166"/>
          <table:table-cell table:style-name="ce172" office:value-type="float" office:value="23.38" calcext:value-type="float">
            <text:p>23.38</text:p>
          </table:table-cell>
          <table:table-cell table:style-name="ce172"/>
          <table:table-cell table:style-name="ce172" table:formula="of:=[.D2]-[.B3]+[.C3]" office:value-type="float" office:value="-420.26" calcext:value-type="float">
            <text:p>-420.26</text:p>
          </table:table-cell>
          <table:table-cell table:style-name="ce172"/>
          <table:table-cell table:style-name="ce181" office:value-type="string" calcext:value-type="string">
            <text:p>No.:</text:p>
          </table:table-cell>
          <table:table-cell table:style-name="ce377" office:value-type="string" calcext:value-type="string">
            <text:p>5312008846571573</text:p>
          </table:table-cell>
          <table:table-cell table:style-name="ce181"/>
          <table:table-cell table:style-name="ce394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166"/>
          <table:table-cell table:style-name="ce172" office:value-type="float" office:value="69.95" calcext:value-type="float">
            <text:p>69.95</text:p>
          </table:table-cell>
          <table:table-cell table:style-name="ce172"/>
          <table:table-cell table:style-name="ce172" table:formula="of:=[.D3]-[.B4]+[.C4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Type:</text:p>
          </table:table-cell>
          <table:table-cell table:style-name="ce181" office:value-type="string" calcext:value-type="string">
            <text:p>MasterCard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]-[.B5]+[.C5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<text:s/></text:p>
          </table:table-cell>
          <table:table-cell table:style-name="ce377" office:value-type="string" calcext:value-type="string">
            <text:p>MARK R GADSBY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5]-[.B6]+[.C6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From:</text:p>
          </table:table-cell>
          <table:table-cell table:style-name="ce188" office:value-type="string" calcext:value-type="string">
            <text:p>8/19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5" table:formula="of:=[.D6]-[.B7]+[.C7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To:</text:p>
          </table:table-cell>
          <table:table-cell table:style-name="ce188" office:value-type="string" calcext:value-type="string">
            <text:p>9/23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7]-[.B8]+[.C8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secure code</text:p>
          </table:table-cell>
          <table:table-cell table:style-name="ce189" office:value-type="string" calcext:value-type="string">
            <text:p>Florence98111</text:p>
          </table:table-cell>
          <table:table-cell table:style-name="ce190"/>
          <table:table-cell table:style-name="ce206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8]-[.B9]+[.C9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user id</text:p>
          </table:table-cell>
          <table:table-cell table:style-name="ce190" office:value-type="string" calcext:value-type="string">
            <text:p>MARKGADSBY</text:p>
          </table:table-cell>
          <table:table-cell table:style-name="ce190"/>
          <table:table-cell table:style-name="ce206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9]-[.B10]+[.C10]" office:value-type="float" office:value="-490.21" calcext:value-type="float">
            <text:p>-490.21</text:p>
          </table:table-cell>
          <table:table-cell table:style-name="ce172"/>
          <table:table-cell table:style-name="ce182" table:number-columns-repeated="3"/>
          <table:table-cell table:style-name="ce207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0]-[.B11]+[.C11]" office:value-type="float" office:value="-490.21" calcext:value-type="float">
            <text:p>-490.21</text:p>
          </table:table-cell>
          <table:table-cell table:style-name="ce172"/>
          <table:table-cell table:style-name="ce183"/>
          <table:table-cell table:number-columns-repeated="58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1]-[.B12]+[.C12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2]-[.B13]+[.C13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1" office:value-type="string" calcext:value-type="string">
            <text:p>New Card:</text:p>
          </table:table-cell>
          <table:table-cell table:style-name="ce197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3]-[.B14]+[.C14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2" office:value-type="string" calcext:value-type="string">
            <text:p>Update Oysters</text:p>
          </table:table-cell>
          <table:table-cell table:style-name="ce198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4]-[.B15]+[.C15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3" office:value-type="string" calcext:value-type="string">
            <text:p>Update Film Club</text:p>
          </table:table-cell>
          <table:table-cell table:style-name="ce199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5]-[.B16]+[.C16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6]-[.B17]+[.C17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7]-[.B18]+[.C18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8]-[.B19]+[.C19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4" office:value-type="string" calcext:value-type="string">
            <text:p>CPC </text:p>
          </table:table-cell>
          <table:table-cell table:style-name="ce200" office:value-type="string" calcext:value-type="string">
            <text:p>MarkGadsby</text:p>
          </table:table-cell>
          <table:table-cell table:style-name="ce200"/>
          <table:table-cell table:style-name="ce200" office:value-type="string" calcext:value-type="string">
            <text:p>Florence98?</text:p>
          </table:table-cell>
          <table:table-cell table:style-name="ce208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9]-[.B20]+[.C20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0]-[.B21]+[.C21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1]-[.B22]+[.C22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2]-[.B23]+[.C23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3]-[.B24]+[.C24]" office:value-type="float" office:value="-490.21" calcext:value-type="float">
            <text:p>-490.21</text:p>
          </table:table-cell>
          <table:table-cell table:style-name="ce178"/>
          <table:table-cell/>
          <table:table-cell table:style-name="ce196"/>
          <table:table-cell table:style-name="ce202" table:number-columns-repeated="3"/>
          <table:table-cell table:style-name="ce210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4]-[.B25]+[.C25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5]-[.B26]+[.C26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6]-[.B27]+[.C27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7]-[.B28]+[.C28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8]-[.B29]+[.C29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9]-[.B30]+[.C30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0]-[.B31]+[.C31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1]-[.B32]+[.C32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2]-[.B33]+[.C33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3]-[.B34]+[.C34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4]-[.B35]+[.C35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5]-[.B36]+[.C36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5">
          <table:table-cell table:style-name="ce166"/>
          <table:table-cell table:style-name="ce172" table:number-columns-repeated="2"/>
          <table:table-cell table:style-name="ce172" table:formula="of:=[.D36]-[.B37]+[.C37]" office:value-type="float" office:value="-490.21" calcext:value-type="float">
            <text:p>-490.21</text:p>
          </table:table-cell>
          <table:table-cell table:style-name="ce178"/>
          <table:table-cell table:style-name="ce185"/>
          <table:table-cell table:number-columns-repeated="58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7]-[.B38]+[.C38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8]-[.B39]+[.C39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9]-[.B40]+[.C40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0]-[.B41]+[.C41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1]-[.B42]+[.C42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2]-[.B43]+[.C43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3]-[.B44]+[.C44]" office:value-type="float" office:value="-490.21" calcext:value-type="float">
            <text:p>-490.21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9" office:value-type="string" calcext:value-type="string">
            <text:p>Total</text:p>
          </table:table-cell>
          <table:table-cell table:style-name="ce173" table:number-columns-repeated="2"/>
          <table:table-cell table:style-name="ce176" table:formula="of:=[.D44]-[.B45]+[.C45]" office:value-type="float" office:value="-490.21" calcext:value-type="float">
            <text:p>-490.21</text:p>
          </table:table-cell>
          <table:table-cell table:style-name="ce179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361"/>
        <table:table-column table:style-name="co15" table:number-columns-repeated="2" table:default-cell-style-name="ce353"/>
        <table:table-column table:style-name="co18" table:default-cell-style-name="ce424"/>
        <table:table-column table:style-name="co19" table:default-cell-style-name="ce241"/>
        <table:table-column table:style-name="co14" table:default-cell-style-name="ce241"/>
        <table:table-column table:style-name="co20" table:default-cell-style-name="ce241"/>
        <table:table-column table:style-name="co21" table:default-cell-style-name="ce241"/>
        <table:table-column table:style-name="co15" table:number-columns-repeated="56" table:default-cell-style-name="ce353"/>
        <table:table-row table:style-name="ro1">
          <table:table-cell table:style-name="ce401" office:value-type="string" calcext:value-type="string">
            <text:p>SMILE</text:p>
          </table:table-cell>
          <table:table-cell table:style-name="ce410" table:number-columns-repeated="2"/>
          <table:table-cell table:style-name="ce417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1]-[.B2]+[.C2]" office:value-type="float" office:value="62190.95" calcext:value-type="float">
            <text:p>62190.95</text:p>
          </table:table-cell>
          <table:table-cell table:style-name="ce411"/>
          <table:table-cell table:style-name="ce429" office:value-type="string" calcext:value-type="string">
            <text:p>10001112</text:p>
          </table:table-cell>
          <table:table-cell table:style-name="ce429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2]-[.B3]+[.C3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08 92 86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3]-[.B4]+[.C4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498824572300314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4]-[.B5]+[.C5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4988 2457 2300 3140</text:p>
          </table:table-cell>
          <table:table-cell table:style-name="ce430"/>
          <table:table-cell table:style-name="ce430" office:value-type="float" office:value="154" calcext:value-type="float">
            <text:p>154</text:p>
          </table:table-cell>
          <table:table-cell table:style-name="ce537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5]-[.B6]+[.C6]" office:value-type="float" office:value="62190.95" calcext:value-type="float">
            <text:p>62190.95</text:p>
          </table:table-cell>
          <table:table-cell table:style-name="ce411"/>
          <table:table-cell table:style-name="ce431" office:value-type="string" calcext:value-type="string">
            <text:p>05/17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6]-[.B7]+[.C7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06/2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7]-[.B8]+[.C8]" office:value-type="float" office:value="62190.95" calcext:value-type="float">
            <text:p>62190.95</text:p>
          </table:table-cell>
          <table:table-cell table:style-name="ce411"/>
          <table:table-cell table:style-name="ce432" office:value-type="string" calcext:value-type="string">
            <text:p>MR MARK R GADSBY</text:p>
          </table:table-cell>
          <table:table-cell table:style-name="ce432" table:number-columns-repeated="2"/>
          <table:table-cell table:style-name="ce538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8]-[.B9]+[.C9]" office:value-type="float" office:value="62190.95" calcext:value-type="float">
            <text:p>62190.95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9]-[.B10]+[.C1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0]-[.B11]+[.C1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1]-[.B12]+[.C1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357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2]-[.B13]+[.C13]" office:value-type="float" office:value="62190.95" calcext:value-type="float">
            <text:p>62190.95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3]-[.B14]+[.C1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style-name="ce357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4]-[.B15]+[.C15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3"/>
          <table:table-cell table:number-columns-repeated="2"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5]-[.B16]+[.C1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24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6]-[.B17]+[.C17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42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7]-[.B18]+[.C18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442"/>
          <table:table-cell table:style-name="ce539"/>
          <table:table-cell table:number-columns-repeated="54"/>
        </table:table-row>
        <table:table-row table:style-name="ro4">
          <table:table-cell table:style-name="ce403"/>
          <table:table-cell table:style-name="ce411" table:number-columns-repeated="2"/>
          <table:table-cell table:style-name="ce418" table:formula="of:=[.D18]-[.B19]+[.C19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539"/>
          <table:table-cell table:style-name="ce442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9]-[.B20]+[.C2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5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0]-[.B21]+[.C2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6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4"/>
          <table:table-cell table:style-name="ce411" table:number-columns-repeated="2"/>
          <table:table-cell table:style-name="ce418" table:formula="of:=[.D21]-[.B22]+[.C2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Default"/>
          <table:table-cell/>
          <table:table-cell table:style-name="ce442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2]-[.B23]+[.C23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7" table:number-columns-repeated="4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3]-[.B24]+[.C2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style-name="ce442"/>
          <table:table-cell table:style-name="ce539" table:number-columns-repeated="2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4]-[.B25]+[.C25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8"/>
          <table:table-cell table:style-name="ce442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5]-[.B26]+[.C2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/>
          <table:table-cell table:style-name="ce539"/>
          <table:table-cell table:style-name="ce442"/>
          <table:table-cell table:style-name="ce424"/>
          <table:table-cell table:number-columns-repeated="53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6]-[.B27]+[.C27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7]-[.B28]+[.C28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8]-[.B29]+[.C29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9]-[.B30]+[.C3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0]-[.B31]+[.C3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1]-[.B32]+[.C3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2]-[.B33]+[.C33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1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3]-[.B34]+[.C3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4]-[.B35]+[.C35]" office:value-type="float" office:value="62190.95" calcext:value-type="float">
            <text:p>62190.95</text:p>
          </table:table-cell>
          <table:table-cell table:style-name="ce425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5]-[.B36]+[.C3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6]-[.B37]+[.C37]" office:value-type="float" office:value="62190.95" calcext:value-type="float">
            <text:p>62190.95</text:p>
          </table:table-cell>
          <table:table-cell table:style-name="ce425"/>
          <table:table-cell/>
          <table:table-cell table:style-name="ce439"/>
          <table:table-cell table:style-name="ce442"/>
          <table:table-cell table:number-columns-repeated="56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7]-[.B38]+[.C38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8]-[.B39]+[.C39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9]-[.B40]+[.C40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0]-[.B41]+[.C41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1]-[.B42]+[.C42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2]-[.B43]+[.C43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3]-[.B44]+[.C44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5" office:value-type="string" calcext:value-type="string">
            <text:p>Total</text:p>
          </table:table-cell>
          <table:table-cell table:style-name="ce412" table:number-columns-repeated="2"/>
          <table:table-cell table:style-name="ce419" table:formula="of:=[.D44]-[.B45]+[.C45]" office:value-type="float" office:value="62190.95" calcext:value-type="float">
            <text:p>62190.95</text:p>
          </table:table-cell>
          <table:table-cell table:style-name="ce427"/>
          <table:table-cell table:number-columns-repeated="59"/>
        </table:table-row>
        <table:table-row table:style-name="ro1">
          <table:table-cell table:style-name="ce406"/>
          <table:table-cell table:style-name="ce413" table:number-columns-repeated="2"/>
          <table:table-cell table:style-name="ce420"/>
          <table:table-cell table:style-name="ce428"/>
          <table:table-cell table:number-columns-repeated="59"/>
        </table:table-row>
        <table:table-row table:style-name="ro1">
          <table:table-cell table:style-name="ce407" office:value-type="string" calcext:value-type="string">
            <text:p>Info:</text:p>
          </table:table-cell>
          <table:table-cell table:style-name="ce414" table:number-columns-repeated="2"/>
          <table:table-cell table:style-name="ce421"/>
          <table:table-cell table:style-name="ce428"/>
          <table:table-cell table:number-columns-repeated="59"/>
        </table:table-row>
        <table:table-row table:style-name="ro1">
          <table:table-cell table:style-name="ce408" office:value-type="string" calcext:value-type="string">
            <text:p>ICE Save Originator Identification 424430</text:p>
          </table:table-cell>
          <table:table-cell table:style-name="ce415" table:number-columns-repeated="2"/>
          <table:table-cell table:style-name="ce422"/>
          <table:table-cell table:style-name="ce428"/>
          <table:table-cell table:number-columns-repeated="59"/>
        </table:table-row>
        <table:table-row table:style-name="ro1">
          <table:table-cell table:style-name="ce409" office:value-type="string" calcext:value-type="string">
            <text:p>Ref: INV DD 000571060</text:p>
          </table:table-cell>
          <table:table-cell table:style-name="ce416" table:number-columns-repeated="2"/>
          <table:table-cell table:style-name="ce423"/>
          <table:table-cell table:style-name="ce4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table:table-column table:style-name="co53" table:default-cell-style-name="ce663"/>
        <table:table-column table:style-name="co54" table:default-cell-style-name="ce663"/>
        <table:table-column table:style-name="co55" table:default-cell-style-name="ce663"/>
        <table:table-column table:style-name="co56" table:default-cell-style-name="ce663"/>
        <table:table-column table:style-name="co57" table:default-cell-style-name="ce682"/>
        <table:table-column table:style-name="co58" table:default-cell-style-name="ce663"/>
        <table:table-column table:style-name="co59" table:default-cell-style-name="ce682"/>
        <table:table-column table:style-name="co11" table:default-cell-style-name="ce682"/>
        <table:table-column table:style-name="co60" table:default-cell-style-name="ce682"/>
        <table:table-column table:style-name="co3" table:default-cell-style-name="ce663"/>
        <table:table-column table:style-name="co15" table:default-cell-style-name="ce765"/>
        <table:table-column table:style-name="co61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51" table:default-cell-style-name="ce663"/>
        <table:table-column table:style-name="co62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026451337166267" calcext:value-type="percentage">
            <text:p>0.26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661.642072500587" calcext:value-type="float">
            <text:p>661.64</text:p>
          </table:table-cell>
          <table:table-cell table:style-name="ce733" table:formula="of:=([.E32])+[.M15]+[.M5]" office:value-type="float" office:value="280303.358936349" calcext:value-type="float">
            <text:p>280,303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4028.8420725006" calcext:value-type="float">
            <text:p>14028.84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02645133716627" calcext:value-type="percentage">
            <text:p>102.65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2345.3810238005" calcext:value-type="float">
            <text:p>12345.38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15555.834407264" calcext:value-type="float">
            <text:p>215555.83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15555.834407264" calcext:value-type="float">
            <text:p>215,556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9551.22102380052" calcext:value-type="float">
            <text:p>9551.22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183.677327380779" calcext:value-type="float">
            <text:p>183.68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8213.7268043034" calcext:value-type="float">
            <text:p>£88,213.73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0447.063907343" calcext:value-type="float">
            <text:p>£100,447.06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2712.7598228203" calcext:value-type="float">
            <text:p>£82,712.76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4931.5461326229" calcext:value-type="float">
            <text:p>£94,931.55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1182.6527660698" calcext:value-type="float">
            <text:p>£71,182.65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77370.9404009402" calcext:value-type="float">
            <text:p>£77,370.94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3575.5968840819" calcext:value-type="float">
            <text:p>£53,575.6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59717.3115017884" calcext:value-type="float">
            <text:p>£59,717.31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35875.271775908" calcext:value-type="float">
            <text:p>£35,875.27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1970.1666668756" calcext:value-type="float">
            <text:p>£41,970.1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48081.1833698186" calcext:value-type="float">
            <text:p>£48,081.18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54208.3645290855" calcext:value-type="float">
            <text:p>£54,208.36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0351.7529018245" calcext:value-type="float">
            <text:p>£60,351.7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66511.3913582827" calcext:value-type="float">
            <text:p>£66,511.39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686.017254777951" calcext:value-type="float">
            <text:p>686.02</text:p>
          </table:table-cell>
          <table:table-cell table:style-name="ce733" table:formula="of:=[.E34]+[.M15]+[.M5]" office:value-type="float" office:value="292606.385765546" calcext:value-type="float">
            <text:p>292,606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5685.071254778" calcext:value-type="float">
            <text:p>15685.0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3489.161279109" calcext:value-type="float">
            <text:p>13489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0695.001279109" calcext:value-type="float">
            <text:p>10695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05.673101521328" calcext:value-type="float">
            <text:p>205.67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61"/>
        <table:table-column table:style-name="co20" table:default-cell-style-name="ce241"/>
        <table:table-column table:style-name="co15" table:default-cell-style-name="ce353"/>
        <table:table-column table:style-name="co14" table:default-cell-style-name="ce241"/>
        <table:table-column table:style-name="co32" table:default-cell-style-name="ce241"/>
        <table:table-column table:style-name="co17" table:number-columns-repeated="2" table:default-cell-style-name="ce241"/>
        <table:table-column table:style-name="co9" table:default-cell-style-name="ce241"/>
        <table:table-column table:style-name="co15" table:default-cell-style-name="ce353"/>
        <table:table-column table:style-name="co33" table:default-cell-style-name="ce424"/>
        <table:table-column table:style-name="co34" table:default-cell-style-name="ce241"/>
        <table:table-column table:style-name="co21" table:default-cell-style-name="ce241"/>
        <table:table-column table:style-name="co12" table:default-cell-style-name="ce241"/>
        <table:table-column table:style-name="co35" table:default-cell-style-name="ce241"/>
        <table:table-column table:style-name="co3" table:default-cell-style-name="ce241"/>
        <table:table-column table:style-name="co36" table:default-cell-style-name="ce241"/>
        <table:table-column table:style-name="co21" table:default-cell-style-name="ce241"/>
        <table:table-column table:style-name="co2" table:default-cell-style-name="ce241"/>
        <table:table-column table:style-name="co18" table:default-cell-style-name="ce241"/>
        <table:table-column table:style-name="co19" table:default-cell-style-name="ce241"/>
        <table:table-column table:style-name="co15" table:number-columns-repeated="2" table:default-cell-style-name="ce353"/>
        <table:table-column table:style-name="co37" table:default-cell-style-name="ce241"/>
        <table:table-column table:style-name="co15" table:number-columns-repeated="41" table:default-cell-style-name="ce353"/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872" office:value-type="string" calcext:value-type="string">
            <text:p>Coventry Family First </text:p>
          </table:table-cell>
          <table:table-cell table:style-name="ce798" table:number-columns-repeated="2"/>
          <table:table-cell table:style-name="ce867"/>
          <table:table-cell table:style-name="ce241"/>
          <table:table-cell table:style-name="ce872" office:value-type="string" calcext:value-type="string">
            <text:p>Coventry Family First </text:p>
          </table:table-cell>
          <table:table-cell table:style-name="ce798" table:number-columns-repeated="2"/>
          <table:table-cell table:style-name="ce867"/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873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33</text:p>
          </table:table-cell>
          <table:table-cell table:style-name="ce283"/>
          <table:table-cell table:style-name="ce241"/>
          <table:table-cell table:style-name="ce873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41</text:p>
          </table:table-cell>
          <table:table-cell table:style-name="ce283"/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873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283"/>
          <table:table-cell table:style-name="ce241"/>
          <table:table-cell table:style-name="ce873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927"/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283"/>
          <table:table-cell table:style-name="ce241"/>
          <table:table-cell table:style-name="ce873"/>
          <table:table-cell table:style-name="ce861" table:number-columns-repeated="2"/>
          <table:table-cell table:style-name="ce283"/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4" office:value-type="date" office:date-value="2014-07-01" calcext:value-type="date">
            <text:p>01-Jul</text:p>
          </table:table-cell>
          <table:table-cell table:style-name="ce887"/>
          <table:table-cell table:style-name="ce861"/>
          <table:table-cell table:style-name="ce902" office:value-type="float" office:value="4.51" calcext:value-type="float">
            <text:p>4.51</text:p>
          </table:table-cell>
          <table:table-cell table:style-name="ce241"/>
          <table:table-cell table:style-name="ce873" office:value-type="date" office:date-value="2019-09-06" calcext:value-type="date">
            <text:p>06-Sep</text:p>
          </table:table-cell>
          <table:table-cell table:style-name="ce861" table:number-columns-repeated="2"/>
          <table:table-cell table:style-name="ce283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4" office:value-type="date" office:date-value="2014-07-03" calcext:value-type="date">
            <text:p>03-Jul</text:p>
          </table:table-cell>
          <table:table-cell table:style-name="ce861"/>
          <table:table-cell table:style-name="ce861" office:value-type="float" office:value="4000" calcext:value-type="float">
            <text:p>4000</text:p>
          </table:table-cell>
          <table:table-cell table:style-name="ce902" table:formula="of:=[.I5]-[.G6]+[.H6]" office:value-type="float" office:value="4004.51" calcext:value-type="float">
            <text:p>4004.51</text:p>
          </table:table-cell>
          <table:table-cell table:style-name="ce241"/>
          <table:table-cell table:style-name="ce873" office:value-type="date" office:date-value="2019-09-16" calcext:value-type="date">
            <text:p>16-Sep</text:p>
          </table:table-cell>
          <table:table-cell table:style-name="ce861" office:value-type="float" office:value="6000" calcext:value-type="float">
            <text:p>6000</text:p>
          </table:table-cell>
          <table:table-cell table:style-name="ce861" office:value-type="float" office:value="82.8" calcext:value-type="float">
            <text:p>82.8</text:p>
          </table:table-cell>
          <table:table-cell table:style-name="ce283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2-20" calcext:value-type="date">
            <text:p>20-Feb</text:p>
          </table:table-cell>
          <table:table-cell table:style-name="ce861"/>
          <table:table-cell table:style-name="ce861" office:value-type="float" office:value="49.21" calcext:value-type="float">
            <text:p>49.21</text:p>
          </table:table-cell>
          <table:table-cell table:style-name="ce902" table:formula="of:=[.I6]-[.G7]+[.H7]" office:value-type="float" office:value="4053.72" calcext:value-type="float">
            <text:p>4053.72</text:p>
          </table:table-cell>
          <table:table-cell table:style-name="ce241"/>
          <table:table-cell table:style-name="ce873" table:formula="of:=[.K6]+28" office:value-type="date" office:date-value="2019-10-14" calcext:value-type="date">
            <text:p>14-Oct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283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2-25" calcext:value-type="date">
            <text:p>25-Feb</text:p>
          </table:table-cell>
          <table:table-cell table:style-name="ce861"/>
          <table:table-cell table:style-name="ce861" office:value-type="float" office:value="7000" calcext:value-type="float">
            <text:p>7000</text:p>
          </table:table-cell>
          <table:table-cell table:style-name="ce902" table:formula="of:=[.I7]-[.G8]+[.H8]" office:value-type="float" office:value="11053.72" calcext:value-type="float">
            <text:p>11053.72</text:p>
          </table:table-cell>
          <table:table-cell table:style-name="ce241"/>
          <table:table-cell table:style-name="ce873" table:formula="of:=[.K7]+28" office:value-type="date" office:date-value="2019-11-11" calcext:value-type="date">
            <text:p>11-Nov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283" table:formula="of:=[.N7]-[.L8]+[.M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5"/>
          <table:table-cell table:style-name="ce870"/>
          <table:table-cell table:style-name="ce650" office:value-type="date" office:date-value="2015-03-13" calcext:value-type="date">
            <text:p>13-Mar</text:p>
          </table:table-cell>
          <table:table-cell table:style-name="ce861" office:value-type="float" office:value="2500" calcext:value-type="float">
            <text:p>2500</text:p>
          </table:table-cell>
          <table:table-cell table:style-name="ce861"/>
          <table:table-cell table:style-name="ce902" table:formula="of:=[.I8]-[.G9]+[.H9]" office:value-type="float" office:value="8553.72" calcext:value-type="float">
            <text:p>8553.72</text:p>
          </table:table-cell>
          <table:table-cell table:style-name="ce241"/>
          <table:table-cell table:style-name="ce873" table:formula="of:=[.K8]+28" office:value-type="date" office:date-value="2019-12-09" calcext:value-type="date">
            <text:p>09-Dec</text:p>
          </table:table-cell>
          <table:table-cell table:style-name="ce861" table:number-columns-repeated="2"/>
          <table:table-cell table:style-name="ce283" table:formula="of:=[.N8]-[.L9]+[.M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3-24" calcext:value-type="date">
            <text:p>24-Mar</text:p>
          </table:table-cell>
          <table:table-cell table:style-name="ce861" office:value-type="float" office:value="8500" calcext:value-type="float">
            <text:p>8500</text:p>
          </table:table-cell>
          <table:table-cell table:style-name="ce861"/>
          <table:table-cell table:style-name="ce902" table:formula="of:=[.I9]-[.G10]+[.H10]" office:value-type="float" office:value="53.7200000000012" calcext:value-type="float">
            <text:p>53.72</text:p>
          </table:table-cell>
          <table:table-cell table:style-name="ce241"/>
          <table:table-cell table:style-name="ce873" table:formula="of:=[.K9]+28" office:value-type="date" office:date-value="2020-01-06" calcext:value-type="date">
            <text:p>06-Jan</text:p>
          </table:table-cell>
          <table:table-cell table:style-name="ce861" table:number-columns-repeated="2"/>
          <table:table-cell table:style-name="ce283" table:formula="of:=[.N9]-[.L10]+[.M1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650"/>
          <table:table-cell table:style-name="ce861"/>
          <table:table-cell table:style-name="ce861" office:value-type="float" office:value="13.37" calcext:value-type="float">
            <text:p>13.37</text:p>
          </table:table-cell>
          <table:table-cell table:style-name="ce902" table:formula="of:=[.I10]-[.G11]+[.H11]" office:value-type="float" office:value="67.0900000000012" calcext:value-type="float">
            <text:p>67.09</text:p>
          </table:table-cell>
          <table:table-cell table:style-name="ce241"/>
          <table:table-cell table:style-name="ce873" table:formula="of:=[.K10]+28" office:value-type="date" office:date-value="2020-02-03" calcext:value-type="date">
            <text:p>03-Feb</text:p>
          </table:table-cell>
          <table:table-cell table:style-name="ce861" table:number-columns-repeated="2"/>
          <table:table-cell table:style-name="ce283" table:formula="of:=[.N10]-[.L11]+[.M1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650"/>
          <table:table-cell table:style-name="ce861"/>
          <table:table-cell table:style-name="ce861" table:formula="of:=1.13+0.91" office:value-type="float" office:value="2.04" calcext:value-type="float">
            <text:p>2.04</text:p>
          </table:table-cell>
          <table:table-cell table:style-name="ce902" table:formula="of:=[.I11]-[.G12]+[.H12]" office:value-type="float" office:value="69.1300000000012" calcext:value-type="float">
            <text:p>69.13</text:p>
          </table:table-cell>
          <table:table-cell table:style-name="ce241"/>
          <table:table-cell table:style-name="ce873" table:formula="of:=[.K11]+28" office:value-type="date" office:date-value="2020-03-02" calcext:value-type="date">
            <text:p>02-Mar</text:p>
          </table:table-cell>
          <table:table-cell table:style-name="ce861" table:number-columns-repeated="2"/>
          <table:table-cell table:style-name="ce283" table:formula="of:=[.N11]-[.L12]+[.M1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style-name="ce650"/>
          <table:table-cell table:style-name="ce861"/>
          <table:table-cell table:style-name="ce861" office:value-type="float" office:value="0.87" calcext:value-type="float">
            <text:p>0.87</text:p>
          </table:table-cell>
          <table:table-cell table:style-name="ce902" table:formula="of:=[.I12]-[.G13]+[.H13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2]+28" office:value-type="date" office:date-value="2020-03-30" calcext:value-type="date">
            <text:p>30-Mar</text:p>
          </table:table-cell>
          <table:table-cell table:style-name="ce861" table:number-columns-repeated="2"/>
          <table:table-cell table:style-name="ce283" table:formula="of:=[.N12]-[.L13]+[.M1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650"/>
          <table:table-cell table:style-name="ce861" table:number-columns-repeated="2"/>
          <table:table-cell table:style-name="ce902" table:formula="of:=[.I13]-[.G14]+[.H14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3]+28" office:value-type="date" office:date-value="2020-04-27" calcext:value-type="date">
            <text:p>27-Apr</text:p>
          </table:table-cell>
          <table:table-cell table:style-name="ce861" table:number-columns-repeated="2"/>
          <table:table-cell table:style-name="ce283" table:formula="of:=[.N13]-[.L14]+[.M1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650"/>
          <table:table-cell table:style-name="ce861" table:number-columns-repeated="2"/>
          <table:table-cell table:style-name="ce902" table:formula="of:=[.I14]-[.G15]+[.H15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4]+28" office:value-type="date" office:date-value="2020-05-25" calcext:value-type="date">
            <text:p>25-May</text:p>
          </table:table-cell>
          <table:table-cell table:style-name="ce861" table:number-columns-repeated="2"/>
          <table:table-cell table:style-name="ce283" table:formula="of:=[.N14]-[.L15]+[.M1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650"/>
          <table:table-cell table:style-name="ce861" table:number-columns-repeated="2"/>
          <table:table-cell table:style-name="ce902" table:formula="of:=[.I15]-[.G16]+[.H16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5]+28" office:value-type="date" office:date-value="2020-06-22" calcext:value-type="date">
            <text:p>22-Jun</text:p>
          </table:table-cell>
          <table:table-cell table:style-name="ce861" table:number-columns-repeated="2"/>
          <table:table-cell table:style-name="ce283" table:formula="of:=[.N15]-[.L16]+[.M1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650"/>
          <table:table-cell table:style-name="ce861" table:number-columns-repeated="2"/>
          <table:table-cell table:style-name="ce902" table:formula="of:=[.I16]-[.G17]+[.H17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6]+28" office:value-type="date" office:date-value="2020-07-20" calcext:value-type="date">
            <text:p>20-Jul</text:p>
          </table:table-cell>
          <table:table-cell table:style-name="ce861" table:number-columns-repeated="2"/>
          <table:table-cell table:style-name="ce283" table:formula="of:=[.N16]-[.L17]+[.M1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7]-[.G18]+[.H18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7]+28" office:value-type="date" office:date-value="2020-08-17" calcext:value-type="date">
            <text:p>17-Aug</text:p>
          </table:table-cell>
          <table:table-cell table:style-name="ce861" table:number-columns-repeated="2"/>
          <table:table-cell table:style-name="ce283" table:formula="of:=[.N17]-[.L18]+[.M1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8]-[.G19]+[.H19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8]+28" office:value-type="date" office:date-value="2020-09-14" calcext:value-type="date">
            <text:p>14-Sep</text:p>
          </table:table-cell>
          <table:table-cell table:style-name="ce861" table:number-columns-repeated="2"/>
          <table:table-cell table:style-name="ce283" table:formula="of:=[.N18]-[.L19]+[.M1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9]-[.G20]+[.H20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9]+28" office:value-type="date" office:date-value="2020-10-12" calcext:value-type="date">
            <text:p>12-Oct</text:p>
          </table:table-cell>
          <table:table-cell table:style-name="ce861" table:number-columns-repeated="2"/>
          <table:table-cell table:style-name="ce283" table:formula="of:=[.N19]-[.L20]+[.M2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0]-[.G21]+[.H21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20]+28" office:value-type="date" office:date-value="2020-11-09" calcext:value-type="date">
            <text:p>09-Nov</text:p>
          </table:table-cell>
          <table:table-cell table:style-name="ce861" table:number-columns-repeated="2"/>
          <table:table-cell table:style-name="ce283" table:formula="of:=[.N20]-[.L21]+[.M2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1]-[.G22]+[.H22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21]+28" office:value-type="date" office:date-value="2020-12-07" calcext:value-type="date">
            <text:p>07-Dec</text:p>
          </table:table-cell>
          <table:table-cell table:style-name="ce861" table:number-columns-repeated="2"/>
          <table:table-cell table:style-name="ce283" table:formula="of:=[.N21]-[.L22]+[.M2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2]-[.G23]+[.H23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2]-[.L23]+[.M2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3]-[.G24]+[.H24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3]-[.L24]+[.M2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650"/>
          <table:table-cell table:style-name="ce861" table:number-columns-repeated="2"/>
          <table:table-cell table:style-name="ce902" table:formula="of:=[.I24]-[.G25]+[.H25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4]-[.L25]+[.M2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652" office:value-type="string" calcext:value-type="string">
            <text:p>Total</text:p>
          </table:table-cell>
          <table:table-cell table:style-name="ce862" table:number-columns-repeated="2"/>
          <table:table-cell table:style-name="ce903" table:formula="of:=[.I25]-[.G26]+[.H26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5]-[.L26]+[.M2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number-columns-repeated="3"/>
          <table:table-cell table:style-name="ce424"/>
          <table:table-cell table:style-name="ce241"/>
          <table:table-cell table:style-name="ce873"/>
          <table:table-cell table:style-name="ce861" table:number-columns-repeated="2"/>
          <table:table-cell table:style-name="ce283" table:formula="of:=[.N26]-[.L27]+[.M2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241"/>
          <table:table-cell table:number-columns-repeated="4"/>
          <table:table-cell table:style-name="ce875" office:value-type="string" calcext:value-type="string">
            <text:p>Nationwide Invest Direct</text:p>
          </table:table-cell>
          <table:table-cell table:style-name="ce888"/>
          <table:table-cell table:style-name="ce898"/>
          <table:table-cell table:style-name="ce904"/>
          <table:table-cell table:style-name="ce241"/>
          <table:table-cell table:style-name="ce873"/>
          <table:table-cell table:style-name="ce861" table:number-columns-repeated="2"/>
          <table:table-cell table:style-name="ce283" table:formula="of:=[.N27]-[.L28]+[.M2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876" office:value-type="string" calcext:value-type="string">
            <text:p>Ms Wikes &amp; Mr Gadsby</text:p>
          </table:table-cell>
          <table:table-cell table:style-name="ce889"/>
          <table:table-cell table:style-name="ce899"/>
          <table:table-cell table:style-name="ce905"/>
          <table:table-cell table:style-name="ce241"/>
          <table:table-cell table:style-name="ce873"/>
          <table:table-cell table:style-name="ce861" table:number-columns-repeated="2"/>
          <table:table-cell table:style-name="ce283" table:formula="of:=[.N28]-[.L29]+[.M2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876" office:value-type="string" calcext:value-type="string">
            <text:p>Account No:</text:p>
          </table:table-cell>
          <table:table-cell table:style-name="ce889"/>
          <table:table-cell table:style-name="ce892" office:value-type="string" calcext:value-type="string">
            <text:p>85430223</text:p>
          </table:table-cell>
          <table:table-cell table:style-name="ce905"/>
          <table:table-cell table:style-name="ce241"/>
          <table:table-cell table:style-name="ce652" office:value-type="string" calcext:value-type="string">
            <text:p>Total </text:p>
          </table:table-cell>
          <table:table-cell table:style-name="ce916" table:number-columns-repeated="2"/>
          <table:table-cell table:style-name="ce868" table:formula="of:=[.N29]-[.L30]+[.M3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877" office:value-type="string" calcext:value-type="string">
            <text:p>Sort Code:</text:p>
          </table:table-cell>
          <table:table-cell table:style-name="ce889"/>
          <table:table-cell table:style-name="ce891" office:value-type="string" calcext:value-type="string">
            <text:p>07 00 30</text:p>
          </table:table-cell>
          <table:table-cell table:style-name="ce905"/>
          <table:table-cell table:style-name="ce241"/>
          <table:table-cell table:number-columns-repeated="54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7"/>
          <table:table-cell table:style-name="ce890"/>
          <table:table-cell table:style-name="ce899"/>
          <table:table-cell table:style-name="ce905"/>
          <table:table-cell table:style-name="ce241"/>
          <table:table-cell table:style-name="ce875" office:value-type="string" calcext:value-type="string">
            <text:p>Nationwide Flex Account</text:p>
          </table:table-cell>
          <table:table-cell table:style-name="ce888"/>
          <table:table-cell table:style-name="ce922" table:number-columns-repeated="2"/>
          <table:table-cell table:style-name="ce904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8"/>
          <table:table-cell table:style-name="ce890"/>
          <table:table-cell table:style-name="ce899"/>
          <table:table-cell table:style-name="ce905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MR MR GADSBY</text:p>
          </table:table-cell>
          <table:table-cell table:style-name="ce377" table:number-columns-repeated="3"/>
          <table:table-cell table:style-name="ce932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0"/>
          <table:table-cell table:style-name="ce899"/>
          <table:table-cell table:style-name="ce394" table:formula="of:=[.I33]-[.G34]+[.H34]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Account No:</text:p>
          </table:table-cell>
          <table:table-cell table:style-name="ce889"/>
          <table:table-cell table:style-name="ce889" office:value-type="string" calcext:value-type="string">
            <text:p>03153328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1"/>
          <table:table-cell table:style-name="ce899"/>
          <table:table-cell table:style-name="ce394" table:formula="of:=[.I34]-[.G35]+[.H35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Sort Code:</text:p>
          </table:table-cell>
          <table:table-cell table:style-name="ce889"/>
          <table:table-cell table:style-name="ce891" office:value-type="string" calcext:value-type="string">
            <text:p>07 01 16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0"/>
          <table:table-cell table:style-name="ce899"/>
          <table:table-cell table:style-name="ce394" table:formula="of:=[.I35]-[.G36]+[.H36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Card Number:</text:p>
          </table:table-cell>
          <table:table-cell table:style-name="ce891"/>
          <table:table-cell table:style-name="ce377" office:value-type="string" calcext:value-type="string">
            <text:p>4543 1338 9410 7429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6"/>
          <table:table-cell table:style-name="ce890"/>
          <table:table-cell table:style-name="ce899"/>
          <table:table-cell table:style-name="ce394" table:formula="of:=[.I36]-[.G37]+[.H37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From </text:p>
          </table:table-cell>
          <table:table-cell table:style-name="ce890"/>
          <table:table-cell table:style-name="ce923" office:value-type="string" calcext:value-type="string">
            <text:p>07/08</text:p>
          </table:table-cell>
          <table:table-cell table:style-name="ce899"/>
          <table:table-cell table:style-name="ce394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6"/>
          <table:table-cell table:style-name="ce890"/>
          <table:table-cell table:style-name="ce899"/>
          <table:table-cell table:style-name="ce394" table:formula="of:=[.I37]-[.G38]+[.H38]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To</text:p>
          </table:table-cell>
          <table:table-cell table:style-name="ce890"/>
          <table:table-cell table:style-name="ce923" office:value-type="string" calcext:value-type="string">
            <text:p>07/11</text:p>
          </table:table-cell>
          <table:table-cell table:style-name="ce899"/>
          <table:table-cell table:style-name="ce394"/>
          <table:table-cell table:number-columns-repeated="49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876"/>
          <table:table-cell table:style-name="ce892"/>
          <table:table-cell table:style-name="ce377"/>
          <table:table-cell table:style-name="ce394" table:formula="of:=[.I38]-[.G39]+[.H39]" office:value-type="float" office:value="201.22" calcext:value-type="float">
            <text:p>201.22</text:p>
          </table:table-cell>
          <table:table-cell table:style-name="ce241"/>
          <table:table-cell table:style-name="ce876"/>
          <table:table-cell table:style-name="ce890"/>
          <table:table-cell table:style-name="ce899" office:value-type="float" office:value="107" calcext:value-type="float">
            <text:p>107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876"/>
          <table:table-cell table:style-name="ce892"/>
          <table:table-cell table:style-name="ce377"/>
          <table:table-cell table:style-name="ce394" table:formula="of:=[.I39]-[.G40]+[.H40]" office:value-type="float" office:value="201.22" calcext:value-type="float">
            <text:p>201.22</text:p>
          </table:table-cell>
          <table:table-cell table:style-name="ce241"/>
          <table:table-cell table:style-name="ce910"/>
          <table:table-cell table:style-name="ce917" office:value-type="date" office:date-value="2015-05-19" calcext:value-type="date">
            <text:p>19-May</text:p>
          </table:table-cell>
          <table:table-cell table:style-name="ce924"/>
          <table:table-cell table:style-name="ce928"/>
          <table:table-cell table:style-name="ce93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style-name="ce880" office:value-type="string" calcext:value-type="string">
            <text:p>Total</text:p>
          </table:table-cell>
          <table:table-cell table:style-name="ce893"/>
          <table:table-cell table:style-name="ce900"/>
          <table:table-cell table:style-name="ce906" table:formula="of:=[.I40]-[.G41]+[.H41]" office:value-type="float" office:value="201.22" calcext:value-type="float">
            <text:p>201.22</text:p>
          </table:table-cell>
          <table:table-cell/>
          <table:table-cell table:style-name="ce876"/>
          <table:table-cell table:style-name="ce890"/>
          <table:table-cell table:style-name="ce899" table:number-columns-repeated="2"/>
          <table:table-cell table:style-name="ce394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876"/>
          <table:table-cell table:style-name="ce890"/>
          <table:table-cell table:style-name="ce899" table:number-columns-repeated="2"/>
          <table:table-cell table:style-name="ce394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9" office:value-type="string" calcext:value-type="string">
            <text:p>Molly Alice Gadsby - Cash Child Trust Fund</text:p>
          </table:table-cell>
          <table:table-cell table:style-name="ce798" table:number-columns-repeated="2"/>
          <table:table-cell table:style-name="ce867"/>
          <table:table-cell/>
          <table:table-cell table:style-name="ce881" office:value-type="string" calcext:value-type="string">
            <text:p>Tesco Internet Save </text:p>
          </table:table-cell>
          <table:table-cell table:style-name="ce894" table:number-columns-repeated="2"/>
          <table:table-cell table:style-name="ce907"/>
          <table:table-cell/>
          <table:table-cell table:style-name="ce880" office:value-type="string" calcext:value-type="string">
            <text:p>Total</text:p>
          </table:table-cell>
          <table:table-cell table:style-name="ce893"/>
          <table:table-cell table:style-name="ce900" table:number-columns-repeated="2"/>
          <table:table-cell table:style-name="ce906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50" office:value-type="string" calcext:value-type="string">
            <text:p>Nationwide</text:p>
          </table:table-cell>
          <table:table-cell table:style-name="ce861"/>
          <table:table-cell table:style-name="ce861" office:value-type="string" calcext:value-type="string">
            <text:p>PH856072A</text:p>
          </table:table-cell>
          <table:table-cell table:style-name="ce283"/>
          <table:table-cell/>
          <table:table-cell table:style-name="ce882" office:value-type="string" calcext:value-type="string">
            <text:p>Account No:</text:p>
          </table:table-cell>
          <table:table-cell table:style-name="ce895" table:number-columns-repeated="2"/>
          <table:table-cell table:style-name="ce908"/>
          <table:table-cell table:number-columns-repeated="55"/>
        </table:table-row>
        <table:table-row table:style-name="ro1">
          <table:table-cell table:style-name="ce650"/>
          <table:table-cell table:style-name="ce861" table:number-columns-repeated="2"/>
          <table:table-cell table:style-name="ce283"/>
          <table:table-cell/>
          <table:table-cell table:style-name="ce882" office:value-type="string" calcext:value-type="string">
            <text:p>Sort Code:</text:p>
          </table:table-cell>
          <table:table-cell table:style-name="ce895" table:number-columns-repeated="2"/>
          <table:table-cell table:style-name="ce908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650"/>
          <table:table-cell table:style-name="ce861" table:number-columns-repeated="2"/>
          <table:table-cell table:style-name="ce283" office:value-type="float" office:value="1665.01" calcext:value-type="float">
            <text:p>1665.01</text:p>
          </table:table-cell>
          <table:table-cell/>
          <table:table-cell table:style-name="ce882" office:value-type="string" calcext:value-type="string">
            <text:p>Reference No. </text:p>
          </table:table-cell>
          <table:table-cell table:style-name="ce895"/>
          <table:table-cell table:style-name="ce901" office:value-type="string" calcext:value-type="string">
            <text:p>2009010714914</text:p>
          </table:table-cell>
          <table:table-cell table:style-name="ce908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651" office:value-type="date" office:date-value="2012-10-15" calcext:value-type="date">
            <text:p>15-Oct-12</text:p>
          </table:table-cell>
          <table:table-cell table:style-name="ce861"/>
          <table:table-cell table:style-name="ce861" office:value-type="float" office:value="18.33" calcext:value-type="float">
            <text:p>18.33</text:p>
          </table:table-cell>
          <table:table-cell table:style-name="ce283" table:formula="of:=[.D46]-[.B47]+[.C47]" office:value-type="float" office:value="1683.34" calcext:value-type="float">
            <text:p>1683.34</text:p>
          </table:table-cell>
          <table:table-cell/>
          <table:table-cell table:style-name="ce883" office:value-type="string" calcext:value-type="string">
            <text:p>Word</text:p>
          </table:table-cell>
          <table:table-cell table:style-name="ce896"/>
          <table:table-cell table:style-name="ce895" office:value-type="string" calcext:value-type="string">
            <text:p>Florence</text:p>
          </table:table-cell>
          <table:table-cell table:style-name="ce908"/>
          <table:table-cell table:number-columns-repeated="55"/>
        </table:table-row>
        <table:table-row table:style-name="ro1">
          <table:table-cell table:style-name="ce651" office:value-type="date" office:date-value="2013-10-15" calcext:value-type="date">
            <text:p>15-Oct-13</text:p>
          </table:table-cell>
          <table:table-cell table:style-name="ce861"/>
          <table:table-cell table:style-name="ce861" office:value-type="float" office:value="18.49" calcext:value-type="float">
            <text:p>18.49</text:p>
          </table:table-cell>
          <table:table-cell table:style-name="ce283" table:formula="of:=[.D47]-[.B48]+[.C48]" office:value-type="float" office:value="1701.83" calcext:value-type="float">
            <text:p>1701.83</text:p>
          </table:table-cell>
          <table:table-cell/>
          <table:table-cell table:style-name="ce884"/>
          <table:table-cell table:style-name="ce896"/>
          <table:table-cell table:style-name="ce895"/>
          <table:table-cell table:style-name="ce908"/>
          <table:table-cell/>
          <table:table-cell table:style-name="ce911" office:value-type="string" calcext:value-type="string">
            <text:p>Fixed Rate ISA (39)</text:p>
          </table:table-cell>
          <table:table-cell table:style-name="ce918" table:number-columns-repeated="2"/>
          <table:table-cell table:style-name="ce918" office:value-type="string" calcext:value-type="string">
            <text:p>MG 2017 allowence</text:p>
          </table:table-cell>
          <table:table-cell table:style-name="ce918"/>
          <table:table-cell table:style-name="ce934"/>
          <table:table-cell table:number-columns-repeated="48"/>
        </table:table-row>
        <table:table-row table:style-name="ro1">
          <table:table-cell table:style-name="ce651" office:value-type="date" office:date-value="2014-10-15" calcext:value-type="date">
            <text:p>15-Oct-14</text:p>
          </table:table-cell>
          <table:table-cell table:style-name="ce861"/>
          <table:table-cell table:style-name="ce861" office:value-type="float" office:value="18.71" calcext:value-type="float">
            <text:p>18.71</text:p>
          </table:table-cell>
          <table:table-cell table:style-name="ce283" table:formula="of:=[.D48]-[.B49]+[.C49]" office:value-type="float" office:value="1720.54" calcext:value-type="float">
            <text:p>1720.54</text:p>
          </table:table-cell>
          <table:table-cell/>
          <table:table-cell table:style-name="ce884"/>
          <table:table-cell table:style-name="ce896"/>
          <table:table-cell table:style-name="ce895"/>
          <table:table-cell table:style-name="ce908" office:value-type="float" office:value="0" calcext:value-type="float">
            <text:p>0</text:p>
          </table:table-cell>
          <table:table-cell/>
          <table:table-cell table:style-name="ce912" office:value-type="string" calcext:value-type="string">
            <text:p>Account No:</text:p>
          </table:table-cell>
          <table:table-cell table:style-name="ce919" office:value-type="string" calcext:value-type="string">
            <text:p>(9)71283485</text:p>
          </table:table-cell>
          <table:table-cell table:style-name="ce925" office:value-type="string" calcext:value-type="string">
            <text:p>40-63-01</text:p>
          </table:table-cell>
          <table:table-cell table:style-name="ce919" office:value-type="string" calcext:value-type="string">
            <text:p>Coventry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5-10-15" calcext:value-type="date">
            <text:p>15-Oct-15</text:p>
          </table:table-cell>
          <table:table-cell table:style-name="ce861"/>
          <table:table-cell table:style-name="ce861" office:value-type="float" office:value="38.48" calcext:value-type="float">
            <text:p>38.48</text:p>
          </table:table-cell>
          <table:table-cell table:style-name="ce283" table:formula="of:=[.D49]-[.B50]+[.C50]" office:value-type="float" office:value="1759.02" calcext:value-type="float">
            <text:p>1759.02</text:p>
          </table:table-cell>
          <table:table-cell/>
          <table:table-cell table:style-name="ce884"/>
          <table:table-cell table:style-name="ce895" table:number-columns-repeated="2"/>
          <table:table-cell table:style-name="ce908" office:value-type="float" office:value="21.89" calcext:value-type="float">
            <text:p>21.89</text:p>
          </table:table-cell>
          <table:table-cell/>
          <table:table-cell table:style-name="ce912" office:value-type="string" calcext:value-type="string">
            <text:p>Rate</text:p>
          </table:table-cell>
          <table:table-cell table:style-name="ce920" office:value-type="percentage" office:value="0.014" calcext:value-type="percentage">
            <text:p>1.40%</text:p>
          </table:table-cell>
          <table:table-cell table:style-name="ce919"/>
          <table:table-cell table:style-name="ce929" office:value-type="float" office:value="0" calcext:value-type="float">
            <text:p>0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6-10-15" calcext:value-type="date">
            <text:p>15-Oct-16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0]-[.B51]+[.C51]" office:value-type="float" office:value="1815.68" calcext:value-type="float">
            <text:p>1815.68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0]-[.G51]+[.H51]" office:value-type="float" office:value="21.89" calcext:value-type="float">
            <text:p>21.89</text:p>
          </table:table-cell>
          <table:table-cell/>
          <table:table-cell table:style-name="ce913" office:value-type="date" office:date-value="2017-04-25" calcext:value-type="date">
            <text:p>25 Apr 2017</text:p>
          </table:table-cell>
          <table:table-cell table:style-name="ce919"/>
          <table:table-cell table:style-name="ce919" office:value-type="float" office:value="12500" calcext:value-type="float">
            <text:p>12500</text:p>
          </table:table-cell>
          <table:table-cell table:style-name="ce930" table:formula="of:=[.N50]-[.L51]+[.M51]" office:value-type="float" office:value="12500" calcext:value-type="float">
            <text:p>12500</text:p>
          </table:table-cell>
          <table:table-cell table:style-name="ce919" office:value-type="string" calcext:value-type="string">
            <text:p>MG 2017</text:p>
          </table:table-cell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7-10-15" calcext:value-type="date">
            <text:p>15-Oct-17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85"/>
          <table:table-cell table:style-name="ce895" table:number-columns-repeated="2"/>
          <table:table-cell table:style-name="ce908" table:formula="of:=[.I51]-[.G52]+[.H52]" office:value-type="float" office:value="21.89" calcext:value-type="float">
            <text:p>21.89</text:p>
          </table:table-cell>
          <table:table-cell/>
          <table:table-cell table:style-name="ce913" office:value-type="date" office:date-value="2017-05-31" calcext:value-type="date">
            <text:p>31 May 2017</text:p>
          </table:table-cell>
          <table:table-cell table:style-name="ce919"/>
          <table:table-cell table:style-name="ce919" office:value-type="float" office:value="17.26" calcext:value-type="float">
            <text:p>17.26</text:p>
          </table:table-cell>
          <table:table-cell table:style-name="ce930" table:formula="of:=[.N51]-[.L52]+[.M52]" office:value-type="float" office:value="12517.26" calcext:value-type="float">
            <text:p>12517.26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8-10-15" calcext:value-type="date">
            <text:p>15-Oct-18</text:p>
          </table:table-cell>
          <table:table-cell table:style-name="ce861"/>
          <table:table-cell table:style-name="ce861" office:value-type="float" office:value="1000" calcext:value-type="float">
            <text:p>1000</text:p>
          </table:table-cell>
          <table:table-cell table:style-name="ce283" table:formula="of:=[.D52]-[.B53]+[.C53]" office:value-type="float" office:value="2872.34" calcext:value-type="float">
            <text:p>2872.34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2]-[.G53]+[.H53]" office:value-type="float" office:value="21.89" calcext:value-type="float">
            <text:p>21.89</text:p>
          </table:table-cell>
          <table:table-cell/>
          <table:table-cell table:style-name="ce913" office:value-type="date" office:date-value="2018-05-31" calcext:value-type="date">
            <text:p>31 May 2018</text:p>
          </table:table-cell>
          <table:table-cell table:style-name="ce919"/>
          <table:table-cell table:style-name="ce919" office:value-type="float" office:value="175.24" calcext:value-type="float">
            <text:p>175.24</text:p>
          </table:table-cell>
          <table:table-cell table:style-name="ce930" table:formula="of:=[.N52]-[.L53]+[.M53]" office:value-type="float" office:value="12692.5" calcext:value-type="float">
            <text:p>12692.5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8-10-15" calcext:value-type="date">
            <text:p>15-Oct-18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85"/>
          <table:table-cell table:style-name="ce895" table:number-columns-repeated="2"/>
          <table:table-cell table:style-name="ce908" table:formula="of:=[.I53]-[.G54]+[.H54]" office:value-type="float" office:value="21.89" calcext:value-type="float">
            <text:p>21.89</text:p>
          </table:table-cell>
          <table:table-cell/>
          <table:table-cell table:style-name="ce913"/>
          <table:table-cell table:style-name="ce919"/>
          <table:table-cell table:style-name="ce919" office:value-type="float" office:value="177.7" calcext:value-type="float">
            <text:p>177.7</text:p>
          </table:table-cell>
          <table:table-cell table:style-name="ce930" table:formula="of:=[.N53]-[.L54]+[.M54]" office:value-type="float" office:value="12870.2" calcext:value-type="float">
            <text:p>12870.2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9-01-28" calcext:value-type="date">
            <text:p>28-Jan-19</text:p>
          </table:table-cell>
          <table:table-cell table:style-name="ce861" office:value-type="float" office:value="280" calcext:value-type="float">
            <text:p>280</text:p>
          </table:table-cell>
          <table:table-cell table:style-name="ce861"/>
          <table:table-cell table:style-name="ce283" table:formula="of:=[.D54]-[.B55]+[.C55]" office:value-type="float" office:value="2649" calcext:value-type="float">
            <text:p>2649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4]-[.G55]+[.H55]" office:value-type="float" office:value="21.89" calcext:value-type="float">
            <text:p>21.89</text:p>
          </table:table-cell>
          <table:table-cell/>
          <table:table-cell table:style-name="ce914" office:value-type="string" calcext:value-type="string">
            <text:p>Total</text:p>
          </table:table-cell>
          <table:table-cell table:style-name="ce919" table:number-columns-repeated="2"/>
          <table:table-cell table:style-name="ce931" table:formula="of:=[.N54]-[.L55]+[.M55]" office:value-type="float" office:value="12870.2" calcext:value-type="float">
            <text:p>12870.2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5]-[.B56]+[.C56]" office:value-type="float" office:value="2649" calcext:value-type="float">
            <text:p>2649</text:p>
          </table:table-cell>
          <table:table-cell/>
          <table:table-cell table:style-name="ce886" office:value-type="string" calcext:value-type="string">
            <text:p>Total</text:p>
          </table:table-cell>
          <table:table-cell table:style-name="ce897" table:number-columns-repeated="2"/>
          <table:table-cell table:style-name="ce909" table:formula="of:=[.I55]-[.G56]+[.H56]" office:value-type="float" office:value="21.89" calcext:value-type="float">
            <text:p>21.89</text:p>
          </table:table-cell>
          <table:table-cell/>
          <table:table-cell table:style-name="ce915" office:value-type="string" calcext:value-type="string">
            <text:p>Matures </text:p>
          </table:table-cell>
          <table:table-cell table:style-name="ce921" office:value-type="date" office:date-value="2020-05-31" calcext:value-type="date">
            <text:p>31 May 2020</text:p>
          </table:table-cell>
          <table:table-cell table:style-name="ce926" table:number-columns-repeated="3"/>
          <table:table-cell table:style-name="ce936"/>
          <table:table-cell table:number-columns-repeated="48"/>
        </table:table-row>
        <table:table-row table:style-name="ro4">
          <table:table-cell table:style-name="ce650"/>
          <table:table-cell table:style-name="ce861" table:number-columns-repeated="2"/>
          <table:table-cell table:style-name="ce283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2" office:value-type="string" calcext:value-type="string">
            <text:p>Total</text:p>
          </table:table-cell>
          <table:table-cell table:style-name="ce862" table:number-columns-repeated="2"/>
          <table:table-cell table:style-name="ce868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437" table:number-columns-repeated="4"/>
          <table:table-cell table:number-columns-repeated="4"/>
          <table:table-cell table:style-name="ce424"/>
          <table:table-cell table:number-columns-repeated="39"/>
        </table:table-row>
        <table:table-row table:style-name="ro1">
          <table:table-cell table:number-columns-repeated="16"/>
          <table:table-cell table:style-name="ce442" table:number-columns-repeated="4"/>
          <table:table-cell table:number-columns-repeated="4"/>
          <table:table-cell table:style-name="ce4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61"/>
        <table:table-column table:style-name="co39" table:default-cell-style-name="ce361"/>
        <table:table-column table:style-name="co12" table:default-cell-style-name="ce954"/>
        <table:table-column table:style-name="co20" table:default-cell-style-name="ce241"/>
        <table:table-column table:style-name="co40" table:default-cell-style-name="ce241"/>
        <table:table-column table:style-name="co17" table:number-columns-repeated="2" table:default-cell-style-name="ce241"/>
        <table:table-column table:style-name="co41" table:default-cell-style-name="ce241"/>
        <table:table-column table:style-name="co42" table:default-cell-style-name="ce241"/>
        <table:table-column table:style-name="co7" table:default-cell-style-name="ce424"/>
        <table:table-column table:style-name="co16" table:default-cell-style-name="ce241"/>
        <table:table-column table:style-name="co43" table:default-cell-style-name="ce241"/>
        <table:table-column table:style-name="co15" table:default-cell-style-name="ce353"/>
        <table:table-column table:style-name="co7" table:default-cell-style-name="ce241"/>
        <table:table-column table:style-name="co15" table:number-columns-repeated="50" table:default-cell-style-name="ce353"/>
        <table:table-row table:style-name="ro1">
          <table:table-cell table:style-name="ce937" office:value-type="string" calcext:value-type="string">
            <text:p>Bill</text:p>
          </table:table-cell>
          <table:table-cell table:style-name="ce943"/>
          <table:table-cell table:style-name="ce950" office:value-type="string" calcext:value-type="string">
            <text:p>Date Due</text:p>
          </table:table-cell>
          <table:table-cell table:style-name="ce955" office:value-type="string" calcext:value-type="string">
            <text:p>Amount</text:p>
          </table:table-cell>
          <table:table-cell table:style-name="ce96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]" office:value-type="date" office:date-value="2019-05-25" calcext:value-type="date">
            <text:p>19</text:p>
          </table:table-cell>
          <table:table-cell table:style-name="ce951" office:value-type="date" office:date-value="2019-05-25" calcext:value-type="date">
            <text:p>25-May</text:p>
          </table:table-cell>
          <table:table-cell table:style-name="ce956"/>
          <table:table-cell table:style-name="ce961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]" office:value-type="date" office:date-value="2020-05-25" calcext:value-type="date">
            <text:p>20</text:p>
          </table:table-cell>
          <table:table-cell table:style-name="ce951" office:value-type="date" office:date-value="2020-05-25" calcext:value-type="date">
            <text:p>25-May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Water</text:p>
          </table:table-cell>
          <table:table-cell table:style-name="ce945" table:formula="of:=[.C4]" office:value-type="date" office:date-value="2020-05-28" calcext:value-type="date">
            <text:p>20</text:p>
          </table:table-cell>
          <table:table-cell table:style-name="ce951" office:value-type="date" office:date-value="2020-05-28" calcext:value-type="date">
            <text:p>28-May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5]" office:value-type="date" office:date-value="2020-06-01" calcext:value-type="date">
            <text:p>20</text:p>
          </table:table-cell>
          <table:table-cell table:style-name="ce951" office:value-type="date" office:date-value="2020-06-01" calcext:value-type="date">
            <text:p>01-Ju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6]" office:value-type="date" office:date-value="2020-06-03" calcext:value-type="date">
            <text:p>20</text:p>
          </table:table-cell>
          <table:table-cell table:style-name="ce951" office:value-type="date" office:date-value="2020-06-03" calcext:value-type="date">
            <text:p>03-Ju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]" office:value-type="date" office:date-value="2020-06-12" calcext:value-type="date">
            <text:p>20</text:p>
          </table:table-cell>
          <table:table-cell table:style-name="ce951" office:value-type="date" office:date-value="2020-06-12" calcext:value-type="date">
            <text:p>12-Ju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8]" office:value-type="date" office:date-value="2020-06-20" calcext:value-type="date">
            <text:p>20</text:p>
          </table:table-cell>
          <table:table-cell table:style-name="ce951" office:value-type="date" office:date-value="2020-06-20" calcext:value-type="date">
            <text:p>20-Ju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T</text:p>
          </table:table-cell>
          <table:table-cell table:style-name="ce945" table:formula="of:=[.C9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8]-[.D9]" office:value-type="float" office:value="-331.416666666667" calcext:value-type="float">
            <text:p>-£331.42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10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6"/>
          <table:table-cell table:style-name="ce961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11]" office:value-type="date" office:date-value="2020-07-01" calcext:value-type="date">
            <text:p>20</text:p>
          </table:table-cell>
          <table:table-cell table:style-name="ce951" office:value-type="date" office:date-value="2020-07-01" calcext:value-type="date">
            <text:p>01-Jul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12]" office:value-type="date" office:date-value="2020-07-03" calcext:value-type="date">
            <text:p>20</text:p>
          </table:table-cell>
          <table:table-cell table:style-name="ce951" office:value-type="date" office:date-value="2020-07-03" calcext:value-type="date">
            <text:p>03-Jul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13]" office:value-type="date" office:date-value="2020-07-12" calcext:value-type="date">
            <text:p>20</text:p>
          </table:table-cell>
          <table:table-cell table:style-name="ce951" office:value-type="date" office:date-value="2020-07-12" calcext:value-type="date">
            <text:p>12-Jul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14]" office:value-type="date" office:date-value="2020-07-20" calcext:value-type="date">
            <text:p>20</text:p>
          </table:table-cell>
          <table:table-cell table:style-name="ce951" office:value-type="date" office:date-value="2020-07-20" calcext:value-type="date">
            <text:p>20-Jul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15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16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6"/>
          <table:table-cell table:style-name="ce961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17]" office:value-type="date" office:date-value="2020-08-01" calcext:value-type="date">
            <text:p>20</text:p>
          </table:table-cell>
          <table:table-cell table:style-name="ce951" office:value-type="date" office:date-value="2020-08-01" calcext:value-type="date">
            <text:p>01-Aug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18]" office:value-type="date" office:date-value="2020-08-03" calcext:value-type="date">
            <text:p>20</text:p>
          </table:table-cell>
          <table:table-cell table:style-name="ce951" office:value-type="date" office:date-value="2020-08-03" calcext:value-type="date">
            <text:p>03-Aug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19]" office:value-type="date" office:date-value="2020-08-12" calcext:value-type="date">
            <text:p>20</text:p>
          </table:table-cell>
          <table:table-cell table:style-name="ce951" office:value-type="date" office:date-value="2020-08-12" calcext:value-type="date">
            <text:p>12-Aug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8]-[.D19]" office:value-type="float" office:value="111.75" calcext:value-type="float">
            <text:p>£111.75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20]" office:value-type="date" office:date-value="2020-08-20" calcext:value-type="date">
            <text:p>20</text:p>
          </table:table-cell>
          <table:table-cell table:style-name="ce951" office:value-type="date" office:date-value="2020-08-20" calcext:value-type="date">
            <text:p>20-Aug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954"/>
          <table:table-cell table:number-columns-repeated="50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21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22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6"/>
          <table:table-cell table:style-name="ce961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23]" office:value-type="date" office:date-value="2020-09-01" calcext:value-type="date">
            <text:p>20</text:p>
          </table:table-cell>
          <table:table-cell table:style-name="ce951" office:value-type="date" office:date-value="2020-09-01" calcext:value-type="date">
            <text:p>01-Sep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24]" office:value-type="date" office:date-value="2020-09-03" calcext:value-type="date">
            <text:p>20</text:p>
          </table:table-cell>
          <table:table-cell table:style-name="ce951" office:value-type="date" office:date-value="2020-09-03" calcext:value-type="date">
            <text:p>03-Sep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25]" office:value-type="date" office:date-value="2020-09-12" calcext:value-type="date">
            <text:p>20</text:p>
          </table:table-cell>
          <table:table-cell table:style-name="ce951" office:value-type="date" office:date-value="2020-09-12" calcext:value-type="date">
            <text:p>12-Sep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26]" office:value-type="date" office:date-value="2020-09-20" calcext:value-type="date">
            <text:p>20</text:p>
          </table:table-cell>
          <table:table-cell table:style-name="ce951" office:value-type="date" office:date-value="2020-09-20" calcext:value-type="date">
            <text:p>20-Sep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27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28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6"/>
          <table:table-cell table:style-name="ce961" table:formula="of:=[.E27]+[.$E$85]" office:value-type="float" office:value="511.026666666667" calcext:value-type="float">
            <text:p>£511.03</text:p>
          </table:table-cell>
          <table:table-cell/>
          <table:table-cell table:style-name="ce954" table:number-columns-repeated="2"/>
          <table:table-cell table:number-columns-repeated="2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29]" office:value-type="date" office:date-value="2020-10-01" calcext:value-type="date">
            <text:p>20</text:p>
          </table:table-cell>
          <table:table-cell table:style-name="ce951" office:value-type="date" office:date-value="2020-10-01" calcext:value-type="date">
            <text:p>01-Oct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30]" office:value-type="date" office:date-value="2020-10-03" calcext:value-type="date">
            <text:p>20</text:p>
          </table:table-cell>
          <table:table-cell table:style-name="ce952" office:value-type="date" office:date-value="2020-10-03" calcext:value-type="date">
            <text:p>03-Oct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954"/>
          <table:table-cell table:number-columns-repeated="2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31]" office:value-type="date" office:date-value="2020-10-12" calcext:value-type="date">
            <text:p>20</text:p>
          </table:table-cell>
          <table:table-cell table:style-name="ce951" office:value-type="date" office:date-value="2020-10-12" calcext:value-type="date">
            <text:p>12-Oct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32]" office:value-type="date" office:date-value="2020-10-20" calcext:value-type="date">
            <text:p>20</text:p>
          </table:table-cell>
          <table:table-cell table:style-name="ce951" office:value-type="date" office:date-value="2020-10-20" calcext:value-type="date">
            <text:p>20-Oct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1]-[.D32]" office:value-type="float" office:value="327.916666666667" calcext:value-type="float">
            <text:p>£327.92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3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34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6"/>
          <table:table-cell table:style-name="ce961" table:formula="of:=[.E33]+[.$E$85]" office:value-type="float" office:value="636.61" calcext:value-type="float">
            <text:p>£636.6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35]" office:value-type="date" office:date-value="2020-11-01" calcext:value-type="date">
            <text:p>20</text:p>
          </table:table-cell>
          <table:table-cell table:style-name="ce951" office:value-type="date" office:date-value="2020-11-01" calcext:value-type="date">
            <text:p>01-Nov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36]" office:value-type="date" office:date-value="2020-11-03" calcext:value-type="date">
            <text:p>20</text:p>
          </table:table-cell>
          <table:table-cell table:style-name="ce951" office:value-type="date" office:date-value="2020-11-03" calcext:value-type="date">
            <text:p>03-Nov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35]-[.D36]" office:value-type="float" office:value="500.61" calcext:value-type="float">
            <text:p>£500.61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37]" office:value-type="date" office:date-value="2020-11-12" calcext:value-type="date">
            <text:p>20</text:p>
          </table:table-cell>
          <table:table-cell table:style-name="ce951" office:value-type="date" office:date-value="2020-11-12" calcext:value-type="date">
            <text:p>12-Nov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38]" office:value-type="date" office:date-value="2020-11-20" calcext:value-type="date">
            <text:p>20</text:p>
          </table:table-cell>
          <table:table-cell table:style-name="ce951" office:value-type="date" office:date-value="2020-11-20" calcext:value-type="date">
            <text:p>20-Nov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9]" office:value-type="date" office:date-value="2020-11-25" calcext:value-type="date">
            <text:p>20</text:p>
          </table:table-cell>
          <table:table-cell table:style-name="ce951" office:value-type="date" office:date-value="2020-11-25" calcext:value-type="date">
            <text:p>25-Nov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40]" office:value-type="date" office:date-value="2020-11-25" calcext:value-type="date">
            <text:p>20</text:p>
          </table:table-cell>
          <table:table-cell table:style-name="ce953" office:value-type="date" office:date-value="2020-11-25" calcext:value-type="date">
            <text:p>25-Nov</text:p>
          </table:table-cell>
          <table:table-cell table:style-name="ce956"/>
          <table:table-cell table:style-name="ce961" table:formula="of:=[.E39]+[.$E$85]" office:value-type="float" office:value="762.193333333333" calcext:value-type="float">
            <text:p>£762.19</text:p>
          </table:table-cell>
          <table:table-cell/>
          <table:table-cell table:style-name="ce954"/>
          <table:table-cell table:style-name="ce964"/>
          <table:table-cell table:number-columns-repeated="56"/>
        </table:table-row>
        <table:table-row table:style-name="ro1">
          <table:table-cell table:style-name="ce940" office:value-type="string" calcext:value-type="string">
            <text:p>Water </text:p>
          </table:table-cell>
          <table:table-cell table:style-name="ce944" table:formula="of:=[.C41]" office:value-type="date" office:date-value="2019-11-30" calcext:value-type="date">
            <text:p>19</text:p>
          </table:table-cell>
          <table:table-cell table:style-name="ce951" office:value-type="date" office:date-value="2019-11-30" calcext:value-type="date">
            <text:p>30-Nov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954"/>
          <table:table-cell/>
          <table:table-cell table:style-name="ce241"/>
          <table:table-cell table:number-columns-repeated="54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42]" office:value-type="date" office:date-value="2019-12-01" calcext:value-type="date">
            <text:p>19</text:p>
          </table:table-cell>
          <table:table-cell table:style-name="ce951" office:value-type="date" office:date-value="2019-12-01" calcext:value-type="date">
            <text:p>01-Dec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1]-[.D42]" office:value-type="float" office:value="426.193333333333" calcext:value-type="float">
            <text:p>£426.19</text:p>
          </table:table-cell>
          <table:table-cell/>
          <table:table-cell table:style-name="ce954"/>
          <table:table-cell table:number-columns-repeated="2"/>
          <table:table-cell table:style-name="ce241"/>
          <table:table-cell table:number-columns-repeated="54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43]" office:value-type="date" office:date-value="2019-12-02" calcext:value-type="date">
            <text:p>19</text:p>
          </table:table-cell>
          <table:table-cell table:style-name="ce951" office:value-type="date" office:date-value="2019-12-02" calcext:value-type="date">
            <text:p>02-Dec</text:p>
          </table:table-cell>
          <table:table-cell table:style-name="ce956" table:formula="of:=84+58" office:value-type="float" office:value="142" calcext:value-type="float">
            <text:p>£142.00</text:p>
          </table:table-cell>
          <table:table-cell table:style-name="ce961" table:formula="of:=[.E42]-[.D43]" office:value-type="float" office:value="284.193333333333" calcext:value-type="float">
            <text:p>£284.19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44]" office:value-type="date" office:date-value="2019-12-12" calcext:value-type="date">
            <text:p>19</text:p>
          </table:table-cell>
          <table:table-cell table:style-name="ce951" office:value-type="date" office:date-value="2019-12-12" calcext:value-type="date">
            <text:p>12-Dec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Art Fund</text:p>
          </table:table-cell>
          <table:table-cell table:style-name="ce944" table:formula="of:=[.C45]" office:value-type="date" office:date-value="2019-12-16" calcext:value-type="date">
            <text:p>19</text:p>
          </table:table-cell>
          <table:table-cell table:style-name="ce951" office:value-type="date" office:date-value="2019-12-16" calcext:value-type="date">
            <text:p>16-Dec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44]-[.D45]" office:value-type="float" office:value="237.083333333333" calcext:value-type="float">
            <text:p>£237.08</text:p>
          </table:table-cell>
          <table:table-cell table:style-name="ce954" table:number-columns-repeated="2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46]" office:value-type="date" office:date-value="2019-12-20" calcext:value-type="date">
            <text:p>19</text:p>
          </table:table-cell>
          <table:table-cell table:style-name="ce951" office:value-type="date" office:date-value="2019-12-20" calcext:value-type="date">
            <text:p>20-Dec</text:p>
          </table:table-cell>
          <table:table-cell table:style-name="ce956" office:value-type="float" office:value="120" calcext:value-type="float">
            <text:p>£120.00</text:p>
          </table:table-cell>
          <table:table-cell table:style-name="ce961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47]" office:value-type="date" office:date-value="2019-12-25" calcext:value-type="date">
            <text:p>19</text:p>
          </table:table-cell>
          <table:table-cell table:style-name="ce951" office:value-type="date" office:date-value="2019-12-25" calcext:value-type="date">
            <text:p>25-Dec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48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6"/>
          <table:table-cell table:style-name="ce961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49]" office:value-type="date" office:date-value="2020-01-01" calcext:value-type="date">
            <text:p>20</text:p>
          </table:table-cell>
          <table:table-cell table:style-name="ce951" office:value-type="date" office:date-value="2020-01-01" calcext:value-type="date">
            <text:p>01-Ja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8]-[.D49]" office:value-type="float" office:value="389.776666666666" calcext:value-type="float">
            <text:p>£389.78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0]" office:value-type="date" office:date-value="2020-01-03" calcext:value-type="date">
            <text:p>20</text:p>
          </table:table-cell>
          <table:table-cell table:style-name="ce951" office:value-type="date" office:date-value="2020-01-03" calcext:value-type="date">
            <text:p>03-Ja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7" table:formula="of:=[.C51]" office:value-type="date" office:date-value="2020-01-10" calcext:value-type="date">
            <text:p>20</text:p>
          </table:table-cell>
          <table:table-cell table:style-name="ce951" office:value-type="date" office:date-value="2020-01-10" calcext:value-type="date">
            <text:p>10-Ja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52]" office:value-type="date" office:date-value="2020-01-20" calcext:value-type="date">
            <text:p>20</text:p>
          </table:table-cell>
          <table:table-cell table:style-name="ce951" office:value-type="date" office:date-value="2020-01-20" calcext:value-type="date">
            <text:p>20-Ja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53]" office:value-type="date" office:date-value="2020-01-25" calcext:value-type="date">
            <text:p>20</text:p>
          </table:table-cell>
          <table:table-cell table:style-name="ce951" office:value-type="date" office:date-value="2020-01-25" calcext:value-type="date">
            <text:p>25-Jan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54]" office:value-type="date" office:date-value="2020-01-25" calcext:value-type="date">
            <text:p>20</text:p>
          </table:table-cell>
          <table:table-cell table:style-name="ce951" office:value-type="date" office:date-value="2020-01-25" calcext:value-type="date">
            <text:p>25-Jan</text:p>
          </table:table-cell>
          <table:table-cell table:style-name="ce956"/>
          <table:table-cell table:style-name="ce961" table:formula="of:=[.E53]+[.$E$85]" office:value-type="float" office:value="551.36" calcext:value-type="float">
            <text:p>£551.36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Car Tax</text:p>
          </table:table-cell>
          <table:table-cell table:style-name="ce945" table:formula="of:=[.C55]" office:value-type="date" office:date-value="2020-01-31" calcext:value-type="date">
            <text:p>20</text:p>
          </table:table-cell>
          <table:table-cell table:style-name="ce951" office:value-type="date" office:date-value="2020-01-31" calcext:value-type="date">
            <text:p>31-Jan</text:p>
          </table:table-cell>
          <table:table-cell table:style-name="ce956" office:value-type="float" office:value="20" calcext:value-type="float">
            <text:p>£20.00</text:p>
          </table:table-cell>
          <table:table-cell table:style-name="ce961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56]" office:value-type="date" office:date-value="2020-02-01" calcext:value-type="date">
            <text:p>20</text:p>
          </table:table-cell>
          <table:table-cell table:style-name="ce951" office:value-type="date" office:date-value="2020-02-01" calcext:value-type="date">
            <text:p>01-Feb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7]" office:value-type="date" office:date-value="2020-02-03" calcext:value-type="date">
            <text:p>20</text:p>
          </table:table-cell>
          <table:table-cell table:style-name="ce951" office:value-type="date" office:date-value="2020-02-03" calcext:value-type="date">
            <text:p>03-Feb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58]" office:value-type="date" office:date-value="2020-02-11" calcext:value-type="date">
            <text:p>20</text:p>
          </table:table-cell>
          <table:table-cell table:style-name="ce951" office:value-type="date" office:date-value="2020-02-11" calcext:value-type="date">
            <text:p>11-Feb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Parking Permit</text:p>
          </table:table-cell>
          <table:table-cell table:style-name="ce945" table:formula="of:=[.C59]" office:value-type="date" office:date-value="2020-02-20" calcext:value-type="date">
            <text:p>20</text:p>
          </table:table-cell>
          <table:table-cell table:style-name="ce951" office:value-type="date" office:date-value="2020-02-20" calcext:value-type="date">
            <text:p>20-Feb</text:p>
          </table:table-cell>
          <table:table-cell table:style-name="ce956" office:value-type="float" office:value="50" calcext:value-type="float">
            <text:p>£50.00</text:p>
          </table:table-cell>
          <table:table-cell table:style-name="ce961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0]" office:value-type="date" office:date-value="2020-02-20" calcext:value-type="date">
            <text:p>20</text:p>
          </table:table-cell>
          <table:table-cell table:style-name="ce951" office:value-type="date" office:date-value="2020-02-20" calcext:value-type="date">
            <text:p>20-Feb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1]" office:value-type="date" office:date-value="2020-02-25" calcext:value-type="date">
            <text:p>20</text:p>
          </table:table-cell>
          <table:table-cell table:style-name="ce951" office:value-type="date" office:date-value="2020-02-25" calcext:value-type="date">
            <text:p>25-Feb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2]" office:value-type="date" office:date-value="2020-02-25" calcext:value-type="date">
            <text:p>20</text:p>
          </table:table-cell>
          <table:table-cell table:style-name="ce951" office:value-type="date" office:date-value="2020-02-25" calcext:value-type="date">
            <text:p>25-Feb</text:p>
          </table:table-cell>
          <table:table-cell table:style-name="ce956"/>
          <table:table-cell table:style-name="ce961" table:formula="of:=[.E61]+[.$E$85]" office:value-type="float" office:value="606.943333333333" calcext:value-type="float">
            <text:p>£606.94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63]" office:value-type="date" office:date-value="2020-03-01" calcext:value-type="date">
            <text:p>20</text:p>
          </table:table-cell>
          <table:table-cell table:style-name="ce951" office:value-type="date" office:date-value="2020-03-01" calcext:value-type="date">
            <text:p>01-Ma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64]" office:value-type="date" office:date-value="2020-03-03" calcext:value-type="date">
            <text:p>20</text:p>
          </table:table-cell>
          <table:table-cell table:style-name="ce951" office:value-type="date" office:date-value="2020-03-03" calcext:value-type="date">
            <text:p>03-Ma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House Insurance</text:p>
          </table:table-cell>
          <table:table-cell table:style-name="ce945" table:formula="of:=[.C65]" office:value-type="date" office:date-value="2020-03-03" calcext:value-type="date">
            <text:p>20</text:p>
          </table:table-cell>
          <table:table-cell table:style-name="ce951" office:value-type="date" office:date-value="2020-03-03" calcext:value-type="date">
            <text:p>03-Mar</text:p>
          </table:table-cell>
          <table:table-cell table:style-name="ce956" office:value-type="float" office:value="145" calcext:value-type="float">
            <text:p>£145.00</text:p>
          </table:table-cell>
          <table:table-cell table:style-name="ce961" table:formula="of:=[.E64]-[.D65]" office:value-type="float" office:value="325.943333333333" calcext:value-type="float">
            <text:p>£325.94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66]" office:value-type="date" office:date-value="2020-03-12" calcext:value-type="date">
            <text:p>20</text:p>
          </table:table-cell>
          <table:table-cell table:style-name="ce951" office:value-type="date" office:date-value="2020-03-12" calcext:value-type="date">
            <text:p>12-Ma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7]" office:value-type="date" office:date-value="2020-03-20" calcext:value-type="date">
            <text:p>20</text:p>
          </table:table-cell>
          <table:table-cell table:style-name="ce951" office:value-type="date" office:date-value="2020-03-20" calcext:value-type="date">
            <text:p>20-Ma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8]" office:value-type="date" office:date-value="2020-03-25" calcext:value-type="date">
            <text:p>20</text:p>
          </table:table-cell>
          <table:table-cell table:style-name="ce951" office:value-type="date" office:date-value="2020-03-25" calcext:value-type="date">
            <text:p>25-Mar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67]-[.D68]" office:value-type="float" office:value="121.833333333333" calcext:value-type="float">
            <text:p>£121.83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9]" office:value-type="date" office:date-value="2020-03-25" calcext:value-type="date">
            <text:p>20</text:p>
          </table:table-cell>
          <table:table-cell table:style-name="ce951" office:value-type="date" office:date-value="2020-03-25" calcext:value-type="date">
            <text:p>25-Mar</text:p>
          </table:table-cell>
          <table:table-cell table:style-name="ce956"/>
          <table:table-cell table:style-name="ce961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ar insurance</text:p>
          </table:table-cell>
          <table:table-cell table:style-name="ce945" table:formula="of:=[.C70]" office:value-type="date" office:date-value="2020-03-31" calcext:value-type="date">
            <text:p>20</text:p>
          </table:table-cell>
          <table:table-cell table:style-name="ce951" office:value-type="date" office:date-value="2020-03-31" calcext:value-type="date">
            <text:p>31-Mar</text:p>
          </table:table-cell>
          <table:table-cell table:style-name="ce956" office:value-type="float" office:value="530" calcext:value-type="float">
            <text:p>£530.00</text:p>
          </table:table-cell>
          <table:table-cell table:style-name="ce961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1]" office:value-type="date" office:date-value="2020-04-01" calcext:value-type="date">
            <text:p>20</text:p>
          </table:table-cell>
          <table:table-cell table:style-name="ce951" office:value-type="date" office:date-value="2020-04-01" calcext:value-type="date">
            <text:p>01-Ap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2]" office:value-type="date" office:date-value="2020-04-03" calcext:value-type="date">
            <text:p>20</text:p>
          </table:table-cell>
          <table:table-cell table:style-name="ce951" office:value-type="date" office:date-value="2020-04-03" calcext:value-type="date">
            <text:p>03-Ap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1]-[.D72]" office:value-type="float" office:value="-78.4733333333336" calcext:value-type="float">
            <text:p>-£78.47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3]" office:value-type="date" office:date-value="2020-04-12" calcext:value-type="date">
            <text:p>20</text:p>
          </table:table-cell>
          <table:table-cell table:style-name="ce951" office:value-type="date" office:date-value="2020-04-12" calcext:value-type="date">
            <text:p>12-Ap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74]" office:value-type="date" office:date-value="2020-04-20" calcext:value-type="date">
            <text:p>20</text:p>
          </table:table-cell>
          <table:table-cell table:style-name="ce951" office:value-type="date" office:date-value="2020-04-20" calcext:value-type="date">
            <text:p>20-Ap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3]-[.D74]" office:value-type="float" office:value="-125.583333333334" calcext:value-type="float">
            <text:p>-£125.5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75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74]-[.D75]" office:value-type="float" office:value="-282.583333333334" calcext:value-type="float">
            <text:p>-£282.5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76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/>
          <table:table-cell table:style-name="ce961" table:formula="of:=[.E75]+[.$E$85]" office:value-type="float" office:value="183.11" calcext:value-type="float">
            <text:p>£183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7]" office:value-type="date" office:date-value="2020-05-01" calcext:value-type="date">
            <text:p>20</text:p>
          </table:table-cell>
          <table:table-cell table:style-name="ce951" office:value-type="date" office:date-value="2020-05-01" calcext:value-type="date">
            <text:p>01-May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6]-[.D77]" office:value-type="float" office:value="147.11" calcext:value-type="float">
            <text:p>£1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8]" office:value-type="date" office:date-value="2020-05-03" calcext:value-type="date">
            <text:p>20</text:p>
          </table:table-cell>
          <table:table-cell table:style-name="ce951" office:value-type="date" office:date-value="2020-05-03" calcext:value-type="date">
            <text:p>03-May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7]-[.D78]" office:value-type="float" office:value="47.1099999999997" calcext:value-type="float">
            <text:p>£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9]" office:value-type="date" office:date-value="2020-05-12" calcext:value-type="date">
            <text:p>20</text:p>
          </table:table-cell>
          <table:table-cell table:style-name="ce951" office:value-type="date" office:date-value="2020-05-12" calcext:value-type="date">
            <text:p>12-May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1" office:value-type="string" calcext:value-type="string">
            <text:p>MOT (in car fund)</text:p>
          </table:table-cell>
          <table:table-cell table:style-name="ce945" table:formula="of:=[.C80]" office:value-type="date" office:date-value="2020-05-17" calcext:value-type="date">
            <text:p>20</text:p>
          </table:table-cell>
          <table:table-cell table:style-name="ce951" office:value-type="date" office:date-value="2020-05-17" calcext:value-type="date">
            <text:p>17-May</text:p>
          </table:table-cell>
          <table:table-cell table:style-name="ce956" office:value-type="float" office:value="0" calcext:value-type="float">
            <text:p>£0.00</text:p>
          </table:table-cell>
          <table:table-cell table:style-name="ce961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81]" office:value-type="date" office:date-value="2020-05-20" calcext:value-type="date">
            <text:p>20</text:p>
          </table:table-cell>
          <table:table-cell table:style-name="ce951" office:value-type="date" office:date-value="2020-05-20" calcext:value-type="date">
            <text:p>20-May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1"/>
          <table:table-cell table:style-name="ce944"/>
          <table:table-cell table:style-name="ce951"/>
          <table:table-cell table:style-name="ce956"/>
          <table:table-cell table:style-name="ce961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0"/>
          <table:table-cell table:style-name="ce944"/>
          <table:table-cell table:style-name="ce951"/>
          <table:table-cell table:style-name="ce956"/>
          <table:table-cell table:style-name="ce962"/>
          <table:table-cell table:number-columns-repeated="59"/>
        </table:table-row>
        <table:table-row table:style-name="ro1">
          <table:table-cell table:style-name="ce940"/>
          <table:table-cell table:style-name="ce948" table:number-columns-repeated="2"/>
          <table:table-cell table:style-name="ce958"/>
          <table:table-cell table:style-name="ce424"/>
          <table:table-cell table:number-columns-repeated="59"/>
        </table:table-row>
        <table:table-row table:style-name="ro1">
          <table:table-cell table:style-name="ce942" office:value-type="string" calcext:value-type="string">
            <text:p>Totals</text:p>
          </table:table-cell>
          <table:table-cell table:style-name="ce949" table:number-columns-repeated="2"/>
          <table:table-cell table:style-name="ce959" table:formula="of:=SUM([.D2:.D81])" office:value-type="float" office:value="5588.32" calcext:value-type="float">
            <text:p>£5,588.32</text:p>
          </table:table-cell>
          <table:table-cell table:style-name="ce9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0:05:10.95700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1-29T10:07:28.996924697</dc:date>
    <meta:print-date>2017-11-13T10:27:50</meta:print-date>
    <meta:generator>LibreOffice/6.3.3.2$Linux_X86_64 LibreOffice_project/30$Build-2</meta:generator>
    <meta:editing-duration>PT10H33M44S</meta:editing-duration>
    <meta:editing-cycles>66</meta:editing-cycles>
    <meta:document-statistic meta:table-count="6" meta:cell-count="1192" meta:object-count="0"/>
  </office:meta>
</office:document-meta>
</file>